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manifest.rdf" manifest:media-type="application/rdf+xml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4/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6/content.xml" manifest:media-type="text/xml"/>
  <manifest:file-entry manifest:full-path="Object 26/styles.xml" manifest:media-type="text/xml"/>
  <manifest:file-entry manifest:full-path="Object 26/meta.xml" manifest:media-type="text/xml"/>
  <manifest:file-entry manifest:full-path="Object 26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 tableooo:tab-color="#33ff99"/>
    </style:style>
    <style:style style:name="ta3" style:family="table" style:master-page-name="Default">
      <style:table-properties table:display="true" style:writing-mode="lr-tb" tableooo:tab-color="#ffff99"/>
    </style:style>
    <style:style style:name="ta4" style:family="table" style:master-page-name="Default">
      <style:table-properties table:display="true" style:writing-mode="lr-tb" tableooo:tab-color="#ff3333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solid" svg:stroke-width="2.89pt" svg:stroke-color="#579d1c" draw:marker-start-width="14.43pt" draw:marker-end-width="14.43pt" draw:fill="none" draw:textarea-horizontal-align="center" draw:textarea-vertical-align="middle" fo:padding-top="1.45pt" fo:padding-bottom="1.45pt" fo:padding-left="1.45pt" fo:padding-right="1.45pt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solid" svg:stroke-width="2.89pt" draw:marker-start-width="14.43pt" draw:marker-end-width="14.43pt" draw:fill="none" draw:textarea-horizontal-align="center" draw:textarea-vertical-align="middle" fo:padding-top="1.45pt" fo:padding-bottom="1.45pt" fo:padding-left="1.45pt" fo:padding-right="1.45pt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riends_in_mem_and_db_tri" table:style-name="ta1">
        <table:shapes>
          <draw:frame draw:z-index="0" draw:style-name="gr1" draw:text-style-name="P1" svg:width="453.51pt" svg:height="255.09pt" svg:x="323.21pt" svg:y="15.56pt">
            <loext:p draw:notify-on-update-of-ranges="friends_in_mem_and_db_tri.B3:friends_in_mem_and_db_tri.B16 friends_in_mem_and_db_tri.B3:friends_in_mem_and_db_tri.B16 friends_in_mem_and_db_tri.C2:friends_in_mem_and_db_tri.C2 friends_in_mem_and_db_tri.C3:friends_in_mem_and_db_tri.C16"/>
            <draw:object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1" draw:style-name="gr1" draw:text-style-name="P1" svg:width="453.51pt" svg:height="255.09pt" svg:x="324pt" svg:y="290.52pt">
            <loext:p draw:notify-on-update-of-ranges="friends_in_mem_and_db_tri.B3:friends_in_mem_and_db_tri.B16 friends_in_mem_and_db_tri.B3:friends_in_mem_and_db_tri.B16 friends_in_mem_and_db_tri.C2:friends_in_mem_and_db_tri.C2 friends_in_mem_and_db_tri.C3:friends_in_mem_and_db_tri.C16"/>
            <draw:object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2" draw:style-name="gr1" draw:text-style-name="P1" svg:width="453.51pt" svg:height="255.09pt" svg:x="798.38pt" svg:y="15.34pt">
            <loext:p draw:notify-on-update-of-ranges="friends_in_mem_and_db_tri.B3:friends_in_mem_and_db_tri.B16 friends_in_mem_and_db_tri.B3:friends_in_mem_and_db_tri.B16 friends_in_mem_and_db_tri.C2:friends_in_mem_and_db_tri.C2 friends_in_mem_and_db_tri.C3:friends_in_mem_and_db_tri.C16"/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3" draw:style-name="gr1" draw:text-style-name="P1" svg:width="453.51pt" svg:height="255.09pt" svg:x="798.41pt" svg:y="289.13pt">
            <loext:p draw:notify-on-update-of-ranges="friends_in_mem_and_db_tri.B3:friends_in_mem_and_db_tri.B16 friends_in_mem_and_db_tri.B3:friends_in_mem_and_db_tri.B16 friends_in_mem_and_db_tri.C2:friends_in_mem_and_db_tri.C2 friends_in_mem_and_db_tri.C3:friends_in_mem_and_db_tri.C16"/>
            <draw:object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4" draw:style-name="gr2" draw:text-style-name="P1" svg:width="453.51pt" svg:height="255.09pt" svg:x="331.63pt" svg:y="573.39pt">
            <loext:p draw:notify-on-update-of-ranges="friends_in_mem_and_db_tri.B3:friends_in_mem_and_db_tri.B16 friends_in_mem_and_db_tri.C2:friends_in_mem_and_db_tri.C2 friends_in_mem_and_db_tri.C3:friends_in_mem_and_db_tri.C16"/>
            <draw:object xlink:href="./Object 21" xlink:type="simple" xlink:show="embed" xlink:actuate="onLoad"/>
            <draw:image xlink:href="./ObjectReplacements/Object 21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  <table:table-cell table:number-columns-repeated="16"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-1" office:value-type="float" office:value="9" calcext:value-type="float">
            <text:p>9</text:p>
          </table:table-cell>
          <table:table-cell table:formula="of:=[.D3]/60" office:value-type="float" office:value="0.000357916666666667" calcext:value-type="float">
            <text:p>0.0003579167</text:p>
          </table:table-cell>
          <table:table-cell table:formula="of:=[.E3]/60" office:value-type="float" office:value="0.021475" calcext:value-type="float">
            <text:p>0.021475</text:p>
          </table:table-cell>
          <table:table-cell office:value-type="float" office:value="1.2885" calcext:value-type="float">
            <text:p>1.2885</text:p>
          </table:table-cell>
          <table:table-cell table:style-name="ce1" office:value-type="float" office:value="1.123453" calcext:value-type="float">
            <text:p>1.123453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formula="of:=[.U3]-1" office:value-type="float" office:value="9" calcext:value-type="float">
            <text:p>9</text:p>
          </table:table-cell>
          <table:table-cell table:formula="of:=[.X3]/60" office:value-type="float" office:value="0.000330715555555556" calcext:value-type="float">
            <text:p>0.0003307156</text:p>
          </table:table-cell>
          <table:table-cell table:formula="of:=[.Y3]/60" office:value-type="float" office:value="0.0198429333333333" calcext:value-type="float">
            <text:p>0.0198429333</text:p>
          </table:table-cell>
          <table:table-cell office:value-type="float" office:value="1.190576" calcext:value-type="float">
            <text:p>1.190576</text:p>
          </table:table-cell>
          <table:table-cell table:style-name="ce1" office:value-type="float" office:value="1.123453" calcext:value-type="float">
            <text:p>1.1234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-1" office:value-type="float" office:value="19" calcext:value-type="float">
            <text:p>19</text:p>
          </table:table-cell>
          <table:table-cell table:formula="of:=[.D4]/60" office:value-type="float" office:value="0.000530010833333333" calcext:value-type="float">
            <text:p>0.0005300108</text:p>
          </table:table-cell>
          <table:table-cell table:formula="of:=[.E4]/60" office:value-type="float" office:value="0.03180065" calcext:value-type="float">
            <text:p>0.03180065</text:p>
          </table:table-cell>
          <table:table-cell office:value-type="float" office:value="1.908039" calcext:value-type="float">
            <text:p>1.908039</text:p>
          </table:table-cell>
          <table:table-cell table:style-name="ce1" office:value-type="float" office:value="1.451898" calcext:value-type="float">
            <text:p>1.451898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formula="of:=[.U4]-1" office:value-type="float" office:value="19" calcext:value-type="float">
            <text:p>19</text:p>
          </table:table-cell>
          <table:table-cell table:formula="of:=[.X4]/60" office:value-type="float" office:value="0.000498464722222222" calcext:value-type="float">
            <text:p>0.0004984647</text:p>
          </table:table-cell>
          <table:table-cell table:formula="of:=[.Y4]/60" office:value-type="float" office:value="0.0299078833333333" calcext:value-type="float">
            <text:p>0.0299078833</text:p>
          </table:table-cell>
          <table:table-cell office:value-type="float" office:value="1.794473" calcext:value-type="float">
            <text:p>1.794473</text:p>
          </table:table-cell>
          <table:table-cell table:style-name="ce1" office:value-type="float" office:value="1.451898" calcext:value-type="float">
            <text:p>1.4518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]-1" office:value-type="float" office:value="41" calcext:value-type="float">
            <text:p>41</text:p>
          </table:table-cell>
          <table:table-cell table:formula="of:=[.D5]/60" office:value-type="float" office:value="0.00222230472222222" calcext:value-type="float">
            <text:p>0.0022223047</text:p>
          </table:table-cell>
          <table:table-cell table:formula="of:=[.E5]/60" office:value-type="float" office:value="0.133338283333333" calcext:value-type="float">
            <text:p>0.1333382833</text:p>
          </table:table-cell>
          <table:table-cell office:value-type="float" office:value="8.000297" calcext:value-type="float">
            <text:p>8.000297</text:p>
          </table:table-cell>
          <table:table-cell table:style-name="ce1" office:value-type="float" office:value="3.553235" calcext:value-type="float">
            <text:p>3.553235</text:p>
          </table:table-cell>
          <table:table-cell table:number-columns-repeated="14"/>
          <table:table-cell office:value-type="float" office:value="42" calcext:value-type="float">
            <text:p>42</text:p>
          </table:table-cell>
          <table:table-cell table:formula="of:=[.U5]-1" office:value-type="float" office:value="41" calcext:value-type="float">
            <text:p>41</text:p>
          </table:table-cell>
          <table:table-cell table:formula="of:=[.X5]/60" office:value-type="float" office:value="0.00164613083333333" calcext:value-type="float">
            <text:p>0.0016461308</text:p>
          </table:table-cell>
          <table:table-cell table:formula="of:=[.Y5]/60" office:value-type="float" office:value="0.09876785" calcext:value-type="float">
            <text:p>0.09876785</text:p>
          </table:table-cell>
          <table:table-cell office:value-type="float" office:value="5.926071" calcext:value-type="float">
            <text:p>5.926071</text:p>
          </table:table-cell>
          <table:table-cell table:style-name="ce1" office:value-type="float" office:value="3.553235" calcext:value-type="float">
            <text:p>3.55323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6]-1" office:value-type="float" office:value="82" calcext:value-type="float">
            <text:p>82</text:p>
          </table:table-cell>
          <table:table-cell table:formula="of:=[.D6]/60" office:value-type="float" office:value="0.00340076833333333" calcext:value-type="float">
            <text:p>0.0034007683</text:p>
          </table:table-cell>
          <table:table-cell table:formula="of:=[.E6]/60" office:value-type="float" office:value="0.2040461" calcext:value-type="float">
            <text:p>0.2040461</text:p>
          </table:table-cell>
          <table:table-cell office:value-type="float" office:value="12.242766" calcext:value-type="float">
            <text:p>12.242766</text:p>
          </table:table-cell>
          <table:table-cell table:style-name="ce1" office:value-type="float" office:value="6.970793" calcext:value-type="float">
            <text:p>6.970793</text:p>
          </table:table-cell>
          <table:table-cell table:number-columns-repeated="14"/>
          <table:table-cell office:value-type="float" office:value="83" calcext:value-type="float">
            <text:p>83</text:p>
          </table:table-cell>
          <table:table-cell table:formula="of:=[.U6]-1" office:value-type="float" office:value="82" calcext:value-type="float">
            <text:p>82</text:p>
          </table:table-cell>
          <table:table-cell table:formula="of:=[.X6]/60" office:value-type="float" office:value="0.00325442694444444" calcext:value-type="float">
            <text:p>0.0032544269</text:p>
          </table:table-cell>
          <table:table-cell table:formula="of:=[.Y6]/60" office:value-type="float" office:value="0.195265616666667" calcext:value-type="float">
            <text:p>0.1952656167</text:p>
          </table:table-cell>
          <table:table-cell office:value-type="float" office:value="11.715937" calcext:value-type="float">
            <text:p>11.715937</text:p>
          </table:table-cell>
          <table:table-cell table:style-name="ce1" office:value-type="float" office:value="6.970793" calcext:value-type="float">
            <text:p>6.97079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7]-1" office:value-type="float" office:value="165" calcext:value-type="float">
            <text:p>165</text:p>
          </table:table-cell>
          <table:table-cell table:formula="of:=[.D7]/60" office:value-type="float" office:value="0.00725903694444444" calcext:value-type="float">
            <text:p>0.0072590369</text:p>
          </table:table-cell>
          <table:table-cell table:formula="of:=[.E7]/60" office:value-type="float" office:value="0.435542216666667" calcext:value-type="float">
            <text:p>0.4355422167</text:p>
          </table:table-cell>
          <table:table-cell office:value-type="float" office:value="26.132533" calcext:value-type="float">
            <text:p>26.132533</text:p>
          </table:table-cell>
          <table:table-cell table:style-name="ce1" office:value-type="float" office:value="16.575899" calcext:value-type="float">
            <text:p>16.575899</text:p>
          </table:table-cell>
          <table:table-cell table:number-columns-repeated="14"/>
          <table:table-cell office:value-type="float" office:value="166" calcext:value-type="float">
            <text:p>166</text:p>
          </table:table-cell>
          <table:table-cell table:formula="of:=[.U7]-1" office:value-type="float" office:value="165" calcext:value-type="float">
            <text:p>165</text:p>
          </table:table-cell>
          <table:table-cell table:formula="of:=[.X7]/60" office:value-type="float" office:value="0.007534295" calcext:value-type="float">
            <text:p>0.007534295</text:p>
          </table:table-cell>
          <table:table-cell table:formula="of:=[.Y7]/60" office:value-type="float" office:value="0.4520577" calcext:value-type="float">
            <text:p>0.4520577</text:p>
          </table:table-cell>
          <table:table-cell office:value-type="float" office:value="27.123462" calcext:value-type="float">
            <text:p>27.123462</text:p>
          </table:table-cell>
          <table:table-cell table:style-name="ce1" office:value-type="float" office:value="16.575899" calcext:value-type="float">
            <text:p>16.575899</text:p>
          </table:table-cell>
        </table:table-row>
        <table:table-row table:style-name="ro1">
          <table:table-cell table:formula="of:=83*4" office:value-type="float" office:value="332" calcext:value-type="float">
            <text:p>332</text:p>
          </table:table-cell>
          <table:table-cell table:formula="of:=[.A8]-1" office:value-type="float" office:value="331" calcext:value-type="float">
            <text:p>331</text:p>
          </table:table-cell>
          <table:table-cell table:formula="of:=[.D8]/60" office:value-type="float" office:value="0.0171748027777778" calcext:value-type="float">
            <text:p>0.0171748028</text:p>
          </table:table-cell>
          <table:table-cell table:formula="of:=[.E8]/60" office:value-type="float" office:value="1.03048816666667" calcext:value-type="float">
            <text:p>1.0304881667</text:p>
          </table:table-cell>
          <table:table-cell office:value-type="float" office:value="61.82929" calcext:value-type="float">
            <text:p>61.82929</text:p>
          </table:table-cell>
          <table:table-cell table:number-columns-repeated="15"/>
          <table:table-cell table:formula="of:=83*4" office:value-type="float" office:value="332" calcext:value-type="float">
            <text:p>332</text:p>
          </table:table-cell>
          <table:table-cell table:formula="of:=[.U8]-1" office:value-type="float" office:value="331" calcext:value-type="float">
            <text:p>331</text:p>
          </table:table-cell>
          <table:table-cell table:formula="of:=[.X8]/60" office:value-type="float" office:value="0.0213238844444444" calcext:value-type="float">
            <text:p>0.0213238844</text:p>
          </table:table-cell>
          <table:table-cell table:formula="of:=[.Y8]/60" office:value-type="float" office:value="1.27943306666667" calcext:value-type="float">
            <text:p>1.2794330667</text:p>
          </table:table-cell>
          <table:table-cell office:value-type="float" office:value="76.765984" calcext:value-type="float">
            <text:p>76.765984</text:p>
          </table:table-cell>
          <table:table-cell/>
        </table:table-row>
        <table:table-row table:style-name="ro1">
          <table:table-cell table:formula="of:=83*8" office:value-type="float" office:value="664" calcext:value-type="float">
            <text:p>664</text:p>
          </table:table-cell>
          <table:table-cell table:formula="of:=[.A9]-1" office:value-type="float" office:value="663" calcext:value-type="float">
            <text:p>663</text:p>
          </table:table-cell>
          <table:table-cell table:formula="of:=[.D9]/60" office:value-type="float" office:value="0.0475724627777778" calcext:value-type="float">
            <text:p>0.0475724628</text:p>
          </table:table-cell>
          <table:table-cell table:formula="of:=[.E9]/60" office:value-type="float" office:value="2.85434776666667" calcext:value-type="float">
            <text:p>2.8543477667</text:p>
          </table:table-cell>
          <table:table-cell office:value-type="float" office:value="171.260866" calcext:value-type="float">
            <text:p>171.260866</text:p>
          </table:table-cell>
          <table:table-cell table:number-columns-repeated="15"/>
          <table:table-cell table:formula="of:=83*8" office:value-type="float" office:value="664" calcext:value-type="float">
            <text:p>664</text:p>
          </table:table-cell>
          <table:table-cell table:formula="of:=[.U9]-1" office:value-type="float" office:value="663" calcext:value-type="float">
            <text:p>663</text:p>
          </table:table-cell>
          <table:table-cell table:formula="of:=[.X9]/60" office:value-type="float" office:value="0.0602338433333333" calcext:value-type="float">
            <text:p>0.0602338433</text:p>
          </table:table-cell>
          <table:table-cell table:formula="of:=[.Y9]/60" office:value-type="float" office:value="3.6140306" calcext:value-type="float">
            <text:p>3.6140306</text:p>
          </table:table-cell>
          <table:table-cell table:formula="of:=(220.762025+212.921647)/2" office:value-type="float" office:value="216.841836" calcext:value-type="float">
            <text:p>216.841836</text:p>
          </table:table-cell>
          <table:table-cell/>
        </table:table-row>
        <table:table-row table:style-name="ro1">
          <table:table-cell table:formula="of:=83*16" office:value-type="float" office:value="1328" calcext:value-type="float">
            <text:p>1328</text:p>
          </table:table-cell>
          <table:table-cell table:formula="of:=[.A10]-1" office:value-type="float" office:value="1327" calcext:value-type="float">
            <text:p>1327</text:p>
          </table:table-cell>
          <table:table-cell table:formula="of:=[.D10]/60" office:value-type="float" office:value="0.134069116666667" calcext:value-type="float">
            <text:p>0.1340691167</text:p>
          </table:table-cell>
          <table:table-cell table:formula="of:=[.E10]/60" office:value-type="float" office:value="8.044147" calcext:value-type="float">
            <text:p>8.044147</text:p>
          </table:table-cell>
          <table:table-cell office:value-type="float" office:value="482.64882" calcext:value-type="float">
            <text:p>482.64882</text:p>
          </table:table-cell>
          <table:table-cell table:number-columns-repeated="15"/>
          <table:table-cell table:formula="of:=83*16" office:value-type="float" office:value="1328" calcext:value-type="float">
            <text:p>1328</text:p>
          </table:table-cell>
          <table:table-cell table:formula="of:=[.U10]-1" office:value-type="float" office:value="1327" calcext:value-type="float">
            <text:p>1327</text:p>
          </table:table-cell>
          <table:table-cell table:formula="of:=[.X10]/60" office:value-type="float" office:value="0.202621134722222" calcext:value-type="float">
            <text:p>0.2026211347</text:p>
          </table:table-cell>
          <table:table-cell table:formula="of:=[.Y10]/60" office:value-type="float" office:value="12.1572680833333" calcext:value-type="float">
            <text:p>12.1572680833</text:p>
          </table:table-cell>
          <table:table-cell office:value-type="float" office:value="729.436085" calcext:value-type="float">
            <text:p>729.436085</text:p>
          </table:table-cell>
          <table:table-cell/>
        </table:table-row>
        <table:table-row table:style-name="ro1">
          <table:table-cell table:formula="of:=83*32" office:value-type="float" office:value="2656" calcext:value-type="float">
            <text:p>2656</text:p>
          </table:table-cell>
          <table:table-cell table:formula="of:=[.A11]-1" office:value-type="float" office:value="2655" calcext:value-type="float">
            <text:p>2655</text:p>
          </table:table-cell>
          <table:table-cell table:formula="of:=[.D11]/60" office:value-type="float" office:value="0.524612693611111" calcext:value-type="float">
            <text:p>0.5246126936</text:p>
          </table:table-cell>
          <table:table-cell table:formula="of:=[.E11]/60" office:value-type="float" office:value="31.4767616166667" calcext:value-type="float">
            <text:p>31.4767616167</text:p>
          </table:table-cell>
          <table:table-cell office:value-type="float" office:value="1888.605697" calcext:value-type="float">
            <text:p>1888.605697</text:p>
          </table:table-cell>
          <table:table-cell table:number-columns-repeated="15"/>
          <table:table-cell table:formula="of:=83*32" office:value-type="float" office:value="2656" calcext:value-type="float">
            <text:p>2656</text:p>
          </table:table-cell>
          <table:table-cell table:formula="of:=[.U11]-1" office:value-type="float" office:value="2655" calcext:value-type="float">
            <text:p>2655</text:p>
          </table:table-cell>
          <table:table-cell table:formula="of:=[.X11]/60" office:value-type="float" office:value="0.801096344722222" calcext:value-type="float">
            <text:p>0.8010963447</text:p>
          </table:table-cell>
          <table:table-cell table:formula="of:=[.Y11]/60" office:value-type="float" office:value="48.0657806833333" calcext:value-type="float">
            <text:p>48.0657806833</text:p>
          </table:table-cell>
          <table:table-cell office:value-type="float" office:value="2883.946841" calcext:value-type="float">
            <text:p>2883.946841</text:p>
          </table:table-cell>
          <table:table-cell/>
        </table:table-row>
        <table:table-row table:style-name="ro1">
          <table:table-cell table:formula="of:=83*64" office:value-type="float" office:value="5312" calcext:value-type="float">
            <text:p>5312</text:p>
          </table:table-cell>
          <table:table-cell table:formula="of:=[.A12]-1" office:value-type="float" office:value="5311" calcext:value-type="float">
            <text:p>5311</text:p>
          </table:table-cell>
          <table:table-cell table:formula="of:=[.D12]/60" office:value-type="float" office:value="2.71299815694444" calcext:value-type="float">
            <text:p>2.7129981569</text:p>
          </table:table-cell>
          <table:table-cell table:formula="of:=[.E12]/60" office:value-type="float" office:value="162.779889416667" calcext:value-type="float">
            <text:p>162.7798894167</text:p>
          </table:table-cell>
          <table:table-cell office:value-type="float" office:value="9766.793365" calcext:value-type="float">
            <text:p>9766.793365</text:p>
          </table:table-cell>
          <table:table-cell table:number-columns-repeated="15"/>
          <table:table-cell table:formula="of:=83*64" office:value-type="float" office:value="5312" calcext:value-type="float">
            <text:p>5312</text:p>
          </table:table-cell>
          <table:table-cell table:formula="of:=[.U12]-1" office:value-type="float" office:value="5311" calcext:value-type="float">
            <text:p>5311</text:p>
          </table:table-cell>
          <table:table-cell table:formula="of:=[.X12]/60" office:value-type="float" office:value="2.92399658138889" calcext:value-type="float">
            <text:p>2.9239965814</text:p>
          </table:table-cell>
          <table:table-cell table:formula="of:=[.Y12]/60" office:value-type="float" office:value="175.439794883333" calcext:value-type="float">
            <text:p>175.4397948833</text:p>
          </table:table-cell>
          <table:table-cell office:value-type="float" office:value="10526.387693" calcext:value-type="float">
            <text:p>10526.387693</text:p>
          </table:table-cell>
          <table:table-cell/>
        </table:table-row>
        <table:table-row table:style-name="ro1">
          <table:table-cell table:formula="of:=83*128" office:value-type="float" office:value="10624" calcext:value-type="float">
            <text:p>10624</text:p>
          </table:table-cell>
          <table:table-cell table:formula="of:=[.A13]-1" office:value-type="float" office:value="10623" calcext:value-type="float">
            <text:p>10623</text:p>
          </table:table-cell>
          <table:table-cell table:number-columns-repeated="18"/>
          <table:table-cell table:formula="of:=83*128" office:value-type="float" office:value="10624" calcext:value-type="float">
            <text:p>10624</text:p>
          </table:table-cell>
          <table:table-cell table:formula="of:=[.U13]-1" office:value-type="float" office:value="10623" calcext:value-type="float">
            <text:p>10623</text:p>
          </table:table-cell>
          <table:table-cell table:number-columns-repeated="4"/>
        </table:table-row>
        <table:table-row table:style-name="ro1">
          <table:table-cell table:formula="of:=83*256" office:value-type="float" office:value="21248" calcext:value-type="float">
            <text:p>21248</text:p>
          </table:table-cell>
          <table:table-cell table:formula="of:=[.A14]-1" office:value-type="float" office:value="21247" calcext:value-type="float">
            <text:p>21247</text:p>
          </table:table-cell>
          <table:table-cell table:number-columns-repeated="18"/>
          <table:table-cell table:formula="of:=83*256" office:value-type="float" office:value="21248" calcext:value-type="float">
            <text:p>21248</text:p>
          </table:table-cell>
          <table:table-cell table:formula="of:=[.U14]-1" office:value-type="float" office:value="21247" calcext:value-type="float">
            <text:p>21247</text:p>
          </table:table-cell>
          <table:table-cell table:number-columns-repeated="4"/>
        </table:table-row>
        <table:table-row table:style-name="ro1">
          <table:table-cell table:formula="of:=83*512" office:value-type="float" office:value="42496" calcext:value-type="float">
            <text:p>42496</text:p>
          </table:table-cell>
          <table:table-cell table:formula="of:=[.A15]-1" office:value-type="float" office:value="42495" calcext:value-type="float">
            <text:p>42495</text:p>
          </table:table-cell>
          <table:table-cell table:number-columns-repeated="18"/>
          <table:table-cell table:formula="of:=83*512" office:value-type="float" office:value="42496" calcext:value-type="float">
            <text:p>42496</text:p>
          </table:table-cell>
          <table:table-cell table:formula="of:=[.U15]-1" office:value-type="float" office:value="42495" calcext:value-type="float">
            <text:p>42495</text:p>
          </table:table-cell>
          <table:table-cell table:number-columns-repeated="4"/>
        </table:table-row>
        <table:table-row table:style-name="ro1">
          <table:table-cell office:value-type="float" office:value="82695" calcext:value-type="float">
            <text:p>82695</text:p>
          </table:table-cell>
          <table:table-cell table:formula="of:=[.A16]-1" office:value-type="float" office:value="82694" calcext:value-type="float">
            <text:p>82694</text:p>
          </table:table-cell>
          <table:table-cell table:number-columns-repeated="18"/>
          <table:table-cell office:value-type="float" office:value="82695" calcext:value-type="float">
            <text:p>82695</text:p>
          </table:table-cell>
          <table:table-cell table:formula="of:=[.U16]-1" office:value-type="float" office:value="82694" calcext:value-type="float">
            <text:p>82694</text:p>
          </table:table-cell>
          <table:table-cell table:number-columns-repeated="4"/>
        </table:table-row>
      </table:table>
      <table:table table:name="friends_in_mem_and_db_high" table:style-name="ta1">
        <table:shapes>
          <draw:frame draw:z-index="0" draw:style-name="gr3" draw:text-style-name="P1" svg:width="446.46pt" svg:height="255.03pt" svg:x="331.14pt" svg:y="288.48pt">
            <loext:p draw:notify-on-update-of-ranges="friends_in_mem_and_db_high.B3:friends_in_mem_and_db_high.B16 friends_in_mem_and_db_high.B3:friends_in_mem_and_db_high.B16 friends_in_mem_and_db_high.C2:friends_in_mem_and_db_high.C2 friends_in_mem_and_db_high.C3:friends_in_mem_and_db_high.C16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3" draw:text-style-name="P1" svg:width="446.46pt" svg:height="255.03pt" svg:x="330.63pt" svg:y="14.8pt">
            <loext:p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3" draw:text-style-name="P1" svg:width="446.46pt" svg:height="255.03pt" svg:x="798.94pt" svg:y="15.31pt">
            <loext:p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3" draw:text-style-name="P1" svg:width="446.46pt" svg:height="255.03pt" svg:x="798.49pt" svg:y="289.53pt">
            <loext:p draw:notify-on-update-of-ranges="friends_in_mem_and_db_high.B3:friends_in_mem_and_db_high.B16 friends_in_mem_and_db_high.B3:friends_in_mem_and_db_high.B16 friends_in_mem_and_db_high.C2:friends_in_mem_and_db_high.C2 friends_in_mem_and_db_high.C3:friends_in_mem_and_db_high.C16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  <table:table-cell table:number-columns-repeated="16"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-1" office:value-type="float" office:value="9" calcext:value-type="float">
            <text:p>9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formula="of:=[.U3]-1" office:value-type="float" office:value="9" calcext:value-type="float">
            <text:p>9</text:p>
          </table:table-cell>
          <table:table-cell table:formula="of:=[.X3]/60" office:value-type="float" office:value="0.000330715555555556" calcext:value-type="float">
            <text:p>0.0003307156</text:p>
          </table:table-cell>
          <table:table-cell table:formula="of:=[.Y3]/60" office:value-type="float" office:value="0.0198429333333333" calcext:value-type="float">
            <text:p>0.0198429333</text:p>
          </table:table-cell>
          <table:table-cell office:value-type="float" office:value="1.190576" calcext:value-type="float">
            <text:p>1.1905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-1" office:value-type="float" office:value="19" calcext:value-type="float">
            <text:p>19</text:p>
          </table:table-cell>
          <table:table-cell table:number-columns-repeated="18"/>
          <table:table-cell office:value-type="float" office:value="20" calcext:value-type="float">
            <text:p>20</text:p>
          </table:table-cell>
          <table:table-cell table:formula="of:=[.U4]-1" office:value-type="float" office:value="19" calcext:value-type="float">
            <text:p>19</text:p>
          </table:table-cell>
          <table:table-cell table:formula="of:=[.X4]/60" office:value-type="float" office:value="0.000498464722222222" calcext:value-type="float">
            <text:p>0.0004984647</text:p>
          </table:table-cell>
          <table:table-cell table:formula="of:=[.Y4]/60" office:value-type="float" office:value="0.0299078833333333" calcext:value-type="float">
            <text:p>0.0299078833</text:p>
          </table:table-cell>
          <table:table-cell office:value-type="float" office:value="1.794473" calcext:value-type="float">
            <text:p>1.7944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]-1" office:value-type="float" office:value="41" calcext:value-type="float">
            <text:p>41</text:p>
          </table:table-cell>
          <table:table-cell table:number-columns-repeated="18"/>
          <table:table-cell office:value-type="float" office:value="42" calcext:value-type="float">
            <text:p>42</text:p>
          </table:table-cell>
          <table:table-cell table:formula="of:=[.U5]-1" office:value-type="float" office:value="41" calcext:value-type="float">
            <text:p>41</text:p>
          </table:table-cell>
          <table:table-cell table:formula="of:=[.X5]/60" office:value-type="float" office:value="0.00164613083333333" calcext:value-type="float">
            <text:p>0.0016461308</text:p>
          </table:table-cell>
          <table:table-cell table:formula="of:=[.Y5]/60" office:value-type="float" office:value="0.09876785" calcext:value-type="float">
            <text:p>0.09876785</text:p>
          </table:table-cell>
          <table:table-cell office:value-type="float" office:value="5.926071" calcext:value-type="float">
            <text:p>5.9260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6]-1" office:value-type="float" office:value="82" calcext:value-type="float">
            <text:p>82</text:p>
          </table:table-cell>
          <table:table-cell table:number-columns-repeated="18"/>
          <table:table-cell office:value-type="float" office:value="83" calcext:value-type="float">
            <text:p>83</text:p>
          </table:table-cell>
          <table:table-cell table:formula="of:=[.U6]-1" office:value-type="float" office:value="82" calcext:value-type="float">
            <text:p>82</text:p>
          </table:table-cell>
          <table:table-cell table:formula="of:=[.X6]/60" office:value-type="float" office:value="0.00325442694444444" calcext:value-type="float">
            <text:p>0.0032544269</text:p>
          </table:table-cell>
          <table:table-cell table:formula="of:=[.Y6]/60" office:value-type="float" office:value="0.195265616666667" calcext:value-type="float">
            <text:p>0.1952656167</text:p>
          </table:table-cell>
          <table:table-cell office:value-type="float" office:value="11.715937" calcext:value-type="float">
            <text:p>11.71593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7]-1" office:value-type="float" office:value="165" calcext:value-type="float">
            <text:p>165</text:p>
          </table:table-cell>
          <table:table-cell table:formula="of:=[.D7]/60" office:value-type="float" office:value="0.007534295" calcext:value-type="float">
            <text:p>0.007534295</text:p>
          </table:table-cell>
          <table:table-cell table:formula="of:=[.E7]/60" office:value-type="float" office:value="0.4520577" calcext:value-type="float">
            <text:p>0.4520577</text:p>
          </table:table-cell>
          <table:table-cell office:value-type="float" office:value="27.123462" calcext:value-type="float">
            <text:p>27.123462</text:p>
          </table:table-cell>
          <table:table-cell table:number-columns-repeated="15"/>
          <table:table-cell office:value-type="float" office:value="166" calcext:value-type="float">
            <text:p>166</text:p>
          </table:table-cell>
          <table:table-cell table:formula="of:=[.U7]-1" office:value-type="float" office:value="165" calcext:value-type="float">
            <text:p>165</text:p>
          </table:table-cell>
          <table:table-cell table:formula="of:=[.X7]/60" office:value-type="float" office:value="0.007534295" calcext:value-type="float">
            <text:p>0.007534295</text:p>
          </table:table-cell>
          <table:table-cell table:formula="of:=[.Y7]/60" office:value-type="float" office:value="0.4520577" calcext:value-type="float">
            <text:p>0.4520577</text:p>
          </table:table-cell>
          <table:table-cell office:value-type="float" office:value="27.123462" calcext:value-type="float">
            <text:p>27.123462</text:p>
          </table:table-cell>
        </table:table-row>
        <table:table-row table:style-name="ro1">
          <table:table-cell table:formula="of:=83*4" office:value-type="float" office:value="332" calcext:value-type="float">
            <text:p>332</text:p>
          </table:table-cell>
          <table:table-cell table:formula="of:=[.A8]-1" office:value-type="float" office:value="331" calcext:value-type="float">
            <text:p>331</text:p>
          </table:table-cell>
          <table:table-cell table:formula="of:=[.D8]/60" office:value-type="float" office:value="0.0213238844444444" calcext:value-type="float">
            <text:p>0.0213238844</text:p>
          </table:table-cell>
          <table:table-cell table:formula="of:=[.E8]/60" office:value-type="float" office:value="1.27943306666667" calcext:value-type="float">
            <text:p>1.2794330667</text:p>
          </table:table-cell>
          <table:table-cell office:value-type="float" office:value="76.765984" calcext:value-type="float">
            <text:p>76.765984</text:p>
          </table:table-cell>
          <table:table-cell table:number-columns-repeated="15"/>
          <table:table-cell table:formula="of:=83*4" office:value-type="float" office:value="332" calcext:value-type="float">
            <text:p>332</text:p>
          </table:table-cell>
          <table:table-cell table:formula="of:=[.U8]-1" office:value-type="float" office:value="331" calcext:value-type="float">
            <text:p>331</text:p>
          </table:table-cell>
          <table:table-cell table:formula="of:=[.X8]/60" office:value-type="float" office:value="0.0213238844444444" calcext:value-type="float">
            <text:p>0.0213238844</text:p>
          </table:table-cell>
          <table:table-cell table:formula="of:=[.Y8]/60" office:value-type="float" office:value="1.27943306666667" calcext:value-type="float">
            <text:p>1.2794330667</text:p>
          </table:table-cell>
          <table:table-cell office:value-type="float" office:value="76.765984" calcext:value-type="float">
            <text:p>76.765984</text:p>
          </table:table-cell>
        </table:table-row>
        <table:table-row table:style-name="ro1">
          <table:table-cell table:formula="of:=83*8" office:value-type="float" office:value="664" calcext:value-type="float">
            <text:p>664</text:p>
          </table:table-cell>
          <table:table-cell table:formula="of:=[.A9]-1" office:value-type="float" office:value="663" calcext:value-type="float">
            <text:p>663</text:p>
          </table:table-cell>
          <table:table-cell table:formula="of:=[.D9]/60" office:value-type="float" office:value="0.0602338433333333" calcext:value-type="float">
            <text:p>0.0602338433</text:p>
          </table:table-cell>
          <table:table-cell table:formula="of:=[.E9]/60" office:value-type="float" office:value="3.6140306" calcext:value-type="float">
            <text:p>3.6140306</text:p>
          </table:table-cell>
          <table:table-cell table:formula="of:=(220.762025+212.921647)/2" office:value-type="float" office:value="216.841836" calcext:value-type="float">
            <text:p>216.841836</text:p>
          </table:table-cell>
          <table:table-cell table:number-columns-repeated="15"/>
          <table:table-cell table:formula="of:=83*8" office:value-type="float" office:value="664" calcext:value-type="float">
            <text:p>664</text:p>
          </table:table-cell>
          <table:table-cell table:formula="of:=[.U9]-1" office:value-type="float" office:value="663" calcext:value-type="float">
            <text:p>663</text:p>
          </table:table-cell>
          <table:table-cell table:formula="of:=[.X9]/60" office:value-type="float" office:value="0.0602338433333333" calcext:value-type="float">
            <text:p>0.0602338433</text:p>
          </table:table-cell>
          <table:table-cell table:formula="of:=[.Y9]/60" office:value-type="float" office:value="3.6140306" calcext:value-type="float">
            <text:p>3.6140306</text:p>
          </table:table-cell>
          <table:table-cell table:formula="of:=(220.762025+212.921647)/2" office:value-type="float" office:value="216.841836" calcext:value-type="float">
            <text:p>216.841836</text:p>
          </table:table-cell>
        </table:table-row>
        <table:table-row table:style-name="ro1">
          <table:table-cell table:formula="of:=83*16" office:value-type="float" office:value="1328" calcext:value-type="float">
            <text:p>1328</text:p>
          </table:table-cell>
          <table:table-cell table:formula="of:=[.A10]-1" office:value-type="float" office:value="1327" calcext:value-type="float">
            <text:p>1327</text:p>
          </table:table-cell>
          <table:table-cell table:formula="of:=[.D10]/60" office:value-type="float" office:value="0.202621134722222" calcext:value-type="float">
            <text:p>0.2026211347</text:p>
          </table:table-cell>
          <table:table-cell table:formula="of:=[.E10]/60" office:value-type="float" office:value="12.1572680833333" calcext:value-type="float">
            <text:p>12.1572680833</text:p>
          </table:table-cell>
          <table:table-cell office:value-type="float" office:value="729.436085" calcext:value-type="float">
            <text:p>729.436085</text:p>
          </table:table-cell>
          <table:table-cell table:number-columns-repeated="15"/>
          <table:table-cell table:formula="of:=83*16" office:value-type="float" office:value="1328" calcext:value-type="float">
            <text:p>1328</text:p>
          </table:table-cell>
          <table:table-cell table:formula="of:=[.U10]-1" office:value-type="float" office:value="1327" calcext:value-type="float">
            <text:p>1327</text:p>
          </table:table-cell>
          <table:table-cell table:formula="of:=[.X10]/60" office:value-type="float" office:value="0.202621134722222" calcext:value-type="float">
            <text:p>0.2026211347</text:p>
          </table:table-cell>
          <table:table-cell table:formula="of:=[.Y10]/60" office:value-type="float" office:value="12.1572680833333" calcext:value-type="float">
            <text:p>12.1572680833</text:p>
          </table:table-cell>
          <table:table-cell office:value-type="float" office:value="729.436085" calcext:value-type="float">
            <text:p>729.436085</text:p>
          </table:table-cell>
        </table:table-row>
        <table:table-row table:style-name="ro1">
          <table:table-cell table:formula="of:=83*32" office:value-type="float" office:value="2656" calcext:value-type="float">
            <text:p>2656</text:p>
          </table:table-cell>
          <table:table-cell table:formula="of:=[.A11]-1" office:value-type="float" office:value="2655" calcext:value-type="float">
            <text:p>2655</text:p>
          </table:table-cell>
          <table:table-cell table:formula="of:=[.D11]/60" office:value-type="float" office:value="0.801096344722222" calcext:value-type="float">
            <text:p>0.8010963447</text:p>
          </table:table-cell>
          <table:table-cell table:formula="of:=[.E11]/60" office:value-type="float" office:value="48.0657806833333" calcext:value-type="float">
            <text:p>48.0657806833</text:p>
          </table:table-cell>
          <table:table-cell office:value-type="float" office:value="2883.946841" calcext:value-type="float">
            <text:p>2883.946841</text:p>
          </table:table-cell>
          <table:table-cell table:number-columns-repeated="15"/>
          <table:table-cell table:formula="of:=83*32" office:value-type="float" office:value="2656" calcext:value-type="float">
            <text:p>2656</text:p>
          </table:table-cell>
          <table:table-cell table:formula="of:=[.U11]-1" office:value-type="float" office:value="2655" calcext:value-type="float">
            <text:p>2655</text:p>
          </table:table-cell>
          <table:table-cell table:formula="of:=[.X11]/60" office:value-type="float" office:value="0.801096344722222" calcext:value-type="float">
            <text:p>0.8010963447</text:p>
          </table:table-cell>
          <table:table-cell table:formula="of:=[.Y11]/60" office:value-type="float" office:value="48.0657806833333" calcext:value-type="float">
            <text:p>48.0657806833</text:p>
          </table:table-cell>
          <table:table-cell office:value-type="float" office:value="2883.946841" calcext:value-type="float">
            <text:p>2883.946841</text:p>
          </table:table-cell>
        </table:table-row>
        <table:table-row table:style-name="ro1">
          <table:table-cell table:formula="of:=83*64" office:value-type="float" office:value="5312" calcext:value-type="float">
            <text:p>5312</text:p>
          </table:table-cell>
          <table:table-cell table:formula="of:=[.A12]-1" office:value-type="float" office:value="5311" calcext:value-type="float">
            <text:p>5311</text:p>
          </table:table-cell>
          <table:table-cell table:formula="of:=[.D12]/60" office:value-type="float" office:value="2.92399658138889" calcext:value-type="float">
            <text:p>2.9239965814</text:p>
          </table:table-cell>
          <table:table-cell table:formula="of:=[.E12]/60" office:value-type="float" office:value="175.439794883333" calcext:value-type="float">
            <text:p>175.4397948833</text:p>
          </table:table-cell>
          <table:table-cell office:value-type="float" office:value="10526.387693" calcext:value-type="float">
            <text:p>10526.387693</text:p>
          </table:table-cell>
          <table:table-cell table:number-columns-repeated="15"/>
          <table:table-cell table:formula="of:=83*64" office:value-type="float" office:value="5312" calcext:value-type="float">
            <text:p>5312</text:p>
          </table:table-cell>
          <table:table-cell table:formula="of:=[.U12]-1" office:value-type="float" office:value="5311" calcext:value-type="float">
            <text:p>5311</text:p>
          </table:table-cell>
          <table:table-cell table:formula="of:=[.X12]/60" office:value-type="float" office:value="2.92399658138889" calcext:value-type="float">
            <text:p>2.9239965814</text:p>
          </table:table-cell>
          <table:table-cell table:formula="of:=[.Y12]/60" office:value-type="float" office:value="175.439794883333" calcext:value-type="float">
            <text:p>175.4397948833</text:p>
          </table:table-cell>
          <table:table-cell office:value-type="float" office:value="10526.387693" calcext:value-type="float">
            <text:p>10526.387693</text:p>
          </table:table-cell>
        </table:table-row>
        <table:table-row table:style-name="ro1">
          <table:table-cell table:formula="of:=83*128" office:value-type="float" office:value="10624" calcext:value-type="float">
            <text:p>10624</text:p>
          </table:table-cell>
          <table:table-cell table:formula="of:=[.A13]-1" office:value-type="float" office:value="10623" calcext:value-type="float">
            <text:p>10623</text:p>
          </table:table-cell>
          <table:table-cell table:number-columns-repeated="18"/>
          <table:table-cell table:formula="of:=83*128" office:value-type="float" office:value="10624" calcext:value-type="float">
            <text:p>10624</text:p>
          </table:table-cell>
          <table:table-cell table:formula="of:=[.U13]-1" office:value-type="float" office:value="10623" calcext:value-type="float">
            <text:p>10623</text:p>
          </table:table-cell>
          <table:table-cell table:number-columns-repeated="3"/>
        </table:table-row>
        <table:table-row table:style-name="ro1">
          <table:table-cell table:formula="of:=83*256" office:value-type="float" office:value="21248" calcext:value-type="float">
            <text:p>21248</text:p>
          </table:table-cell>
          <table:table-cell table:formula="of:=[.A14]-1" office:value-type="float" office:value="21247" calcext:value-type="float">
            <text:p>21247</text:p>
          </table:table-cell>
          <table:table-cell table:number-columns-repeated="18"/>
          <table:table-cell table:formula="of:=83*256" office:value-type="float" office:value="21248" calcext:value-type="float">
            <text:p>21248</text:p>
          </table:table-cell>
          <table:table-cell table:formula="of:=[.U14]-1" office:value-type="float" office:value="21247" calcext:value-type="float">
            <text:p>21247</text:p>
          </table:table-cell>
          <table:table-cell table:number-columns-repeated="3"/>
        </table:table-row>
        <table:table-row table:style-name="ro1">
          <table:table-cell table:formula="of:=83*512" office:value-type="float" office:value="42496" calcext:value-type="float">
            <text:p>42496</text:p>
          </table:table-cell>
          <table:table-cell table:formula="of:=[.A15]-1" office:value-type="float" office:value="42495" calcext:value-type="float">
            <text:p>42495</text:p>
          </table:table-cell>
          <table:table-cell table:number-columns-repeated="18"/>
          <table:table-cell table:formula="of:=83*512" office:value-type="float" office:value="42496" calcext:value-type="float">
            <text:p>42496</text:p>
          </table:table-cell>
          <table:table-cell table:formula="of:=[.U15]-1" office:value-type="float" office:value="42495" calcext:value-type="float">
            <text:p>42495</text:p>
          </table:table-cell>
          <table:table-cell table:number-columns-repeated="3"/>
        </table:table-row>
        <table:table-row table:style-name="ro1">
          <table:table-cell office:value-type="float" office:value="82695" calcext:value-type="float">
            <text:p>82695</text:p>
          </table:table-cell>
          <table:table-cell table:formula="of:=[.A16]-1" office:value-type="float" office:value="82694" calcext:value-type="float">
            <text:p>82694</text:p>
          </table:table-cell>
          <table:table-cell table:number-columns-repeated="18"/>
          <table:table-cell office:value-type="float" office:value="82695" calcext:value-type="float">
            <text:p>82695</text:p>
          </table:table-cell>
          <table:table-cell table:formula="of:=[.U16]-1" office:value-type="float" office:value="82694" calcext:value-type="float">
            <text:p>82694</text:p>
          </table:table-cell>
          <table:table-cell table:number-columns-repeated="3"/>
        </table:table-row>
      </table:table>
      <table:table table:name="friends_in_mem_and_db_low" table:style-name="ta1">
        <table:shapes>
          <draw:frame draw:z-index="0" draw:style-name="gr3" draw:text-style-name="P1" svg:width="446.46pt" svg:height="255.03pt" svg:x="331.14pt" svg:y="288.48pt">
            <loext:p draw:notify-on-update-of-ranges="friends_in_mem_and_db_low.B3:friends_in_mem_and_db_low.B16 friends_in_mem_and_db_low.B3:friends_in_mem_and_db_low.B16 friends_in_mem_and_db_low.C2:friends_in_mem_and_db_low.C2 friends_in_mem_and_db_low.C3:friends_in_mem_and_db_low.C16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" draw:style-name="gr3" draw:text-style-name="P1" svg:width="446.46pt" svg:height="255.03pt" svg:x="330.63pt" svg:y="14.8pt">
            <loext:p draw:notify-on-update-of-ranges="friends_in_mem_and_db_low.B3:friends_in_mem_and_db_low.B16 friends_in_mem_and_db_low.B3:friends_in_mem_and_db_low.B16 friends_in_mem_and_db_low.C2:friends_in_mem_and_db_low.C2 friends_in_mem_and_db_low.C3:friends_in_mem_and_db_low.C16"/>
            <draw:object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2" draw:style-name="gr3" draw:text-style-name="P1" svg:width="446.46pt" svg:height="255.03pt" svg:x="798.94pt" svg:y="15.31pt">
            <loext:p draw:notify-on-update-of-ranges="friends_in_mem_and_db_low.B3:friends_in_mem_and_db_low.B16 friends_in_mem_and_db_low.B3:friends_in_mem_and_db_low.B16 friends_in_mem_and_db_low.C2:friends_in_mem_and_db_low.C2 friends_in_mem_and_db_low.C3:friends_in_mem_and_db_low.C16"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3" draw:style-name="gr3" draw:text-style-name="P1" svg:width="446.46pt" svg:height="255.03pt" svg:x="798.49pt" svg:y="289.53pt">
            <loext:p draw:notify-on-update-of-ranges="friends_in_mem_and_db_low.B3:friends_in_mem_and_db_low.B16 friends_in_mem_and_db_low.B3:friends_in_mem_and_db_low.B16 friends_in_mem_and_db_low.C2:friends_in_mem_and_db_low.C2 friends_in_mem_and_db_low.C3:friends_in_mem_and_db_low.C16"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 table:number-columns-repeated="25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  <table:table-cell table:number-columns-repeated="16"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-1" office:value-type="float" office:value="9" calcext:value-type="float">
            <text:p>9</text:p>
          </table:table-cell>
          <table:table-cell table:formula="of:=[.D3]/60" office:value-type="float" office:value="0.000330715555555556" calcext:value-type="float">
            <text:p>0.0003307156</text:p>
          </table:table-cell>
          <table:table-cell table:formula="of:=[.E3]/60" office:value-type="float" office:value="0.0198429333333333" calcext:value-type="float">
            <text:p>0.0198429333</text:p>
          </table:table-cell>
          <table:table-cell office:value-type="float" office:value="1.190576" calcext:value-type="float">
            <text:p>1.190576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formula="of:=[.U3]-1" office:value-type="float" office:value="9" calcext:value-type="float">
            <text:p>9</text:p>
          </table:table-cell>
          <table:table-cell table:formula="of:=[.X3]/60" office:value-type="float" office:value="0.000330715555555556" calcext:value-type="float">
            <text:p>0.0003307156</text:p>
          </table:table-cell>
          <table:table-cell table:formula="of:=[.Y3]/60" office:value-type="float" office:value="0.0198429333333333" calcext:value-type="float">
            <text:p>0.0198429333</text:p>
          </table:table-cell>
          <table:table-cell office:value-type="float" office:value="1.190576" calcext:value-type="float">
            <text:p>1.1905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-1" office:value-type="float" office:value="19" calcext:value-type="float">
            <text:p>19</text:p>
          </table:table-cell>
          <table:table-cell table:formula="of:=[.D4]/60" office:value-type="float" office:value="0.000498464722222222" calcext:value-type="float">
            <text:p>0.0004984647</text:p>
          </table:table-cell>
          <table:table-cell table:formula="of:=[.E4]/60" office:value-type="float" office:value="0.0299078833333333" calcext:value-type="float">
            <text:p>0.0299078833</text:p>
          </table:table-cell>
          <table:table-cell office:value-type="float" office:value="1.794473" calcext:value-type="float">
            <text:p>1.794473</text:p>
          </table:table-cell>
          <table:table-cell table:number-columns-repeated="15"/>
          <table:table-cell office:value-type="float" office:value="20" calcext:value-type="float">
            <text:p>20</text:p>
          </table:table-cell>
          <table:table-cell table:formula="of:=[.U4]-1" office:value-type="float" office:value="19" calcext:value-type="float">
            <text:p>19</text:p>
          </table:table-cell>
          <table:table-cell table:formula="of:=[.X4]/60" office:value-type="float" office:value="0.000498464722222222" calcext:value-type="float">
            <text:p>0.0004984647</text:p>
          </table:table-cell>
          <table:table-cell table:formula="of:=[.Y4]/60" office:value-type="float" office:value="0.0299078833333333" calcext:value-type="float">
            <text:p>0.0299078833</text:p>
          </table:table-cell>
          <table:table-cell office:value-type="float" office:value="1.794473" calcext:value-type="float">
            <text:p>1.7944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]-1" office:value-type="float" office:value="41" calcext:value-type="float">
            <text:p>41</text:p>
          </table:table-cell>
          <table:table-cell table:formula="of:=[.D5]/60" office:value-type="float" office:value="0.00164613083333333" calcext:value-type="float">
            <text:p>0.0016461308</text:p>
          </table:table-cell>
          <table:table-cell table:formula="of:=[.E5]/60" office:value-type="float" office:value="0.09876785" calcext:value-type="float">
            <text:p>0.09876785</text:p>
          </table:table-cell>
          <table:table-cell office:value-type="float" office:value="5.926071" calcext:value-type="float">
            <text:p>5.926071</text:p>
          </table:table-cell>
          <table:table-cell table:number-columns-repeated="15"/>
          <table:table-cell office:value-type="float" office:value="42" calcext:value-type="float">
            <text:p>42</text:p>
          </table:table-cell>
          <table:table-cell table:formula="of:=[.U5]-1" office:value-type="float" office:value="41" calcext:value-type="float">
            <text:p>41</text:p>
          </table:table-cell>
          <table:table-cell table:formula="of:=[.X5]/60" office:value-type="float" office:value="0.00164613083333333" calcext:value-type="float">
            <text:p>0.0016461308</text:p>
          </table:table-cell>
          <table:table-cell table:formula="of:=[.Y5]/60" office:value-type="float" office:value="0.09876785" calcext:value-type="float">
            <text:p>0.09876785</text:p>
          </table:table-cell>
          <table:table-cell office:value-type="float" office:value="5.926071" calcext:value-type="float">
            <text:p>5.92607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6]-1" office:value-type="float" office:value="82" calcext:value-type="float">
            <text:p>82</text:p>
          </table:table-cell>
          <table:table-cell table:formula="of:=[.D6]/60" office:value-type="float" office:value="0.00325442694444444" calcext:value-type="float">
            <text:p>0.0032544269</text:p>
          </table:table-cell>
          <table:table-cell table:formula="of:=[.E6]/60" office:value-type="float" office:value="0.195265616666667" calcext:value-type="float">
            <text:p>0.1952656167</text:p>
          </table:table-cell>
          <table:table-cell office:value-type="float" office:value="11.715937" calcext:value-type="float">
            <text:p>11.715937</text:p>
          </table:table-cell>
          <table:table-cell table:number-columns-repeated="15"/>
          <table:table-cell office:value-type="float" office:value="83" calcext:value-type="float">
            <text:p>83</text:p>
          </table:table-cell>
          <table:table-cell table:formula="of:=[.U6]-1" office:value-type="float" office:value="82" calcext:value-type="float">
            <text:p>82</text:p>
          </table:table-cell>
          <table:table-cell table:formula="of:=[.X6]/60" office:value-type="float" office:value="0.00325442694444444" calcext:value-type="float">
            <text:p>0.0032544269</text:p>
          </table:table-cell>
          <table:table-cell table:formula="of:=[.Y6]/60" office:value-type="float" office:value="0.195265616666667" calcext:value-type="float">
            <text:p>0.1952656167</text:p>
          </table:table-cell>
          <table:table-cell office:value-type="float" office:value="11.715937" calcext:value-type="float">
            <text:p>11.71593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7]-1" office:value-type="float" office:value="165" calcext:value-type="float">
            <text:p>165</text:p>
          </table:table-cell>
          <table:table-cell table:formula="of:=[.D7]/60" office:value-type="float" office:value="0.007534295" calcext:value-type="float">
            <text:p>0.007534295</text:p>
          </table:table-cell>
          <table:table-cell table:formula="of:=[.E7]/60" office:value-type="float" office:value="0.4520577" calcext:value-type="float">
            <text:p>0.4520577</text:p>
          </table:table-cell>
          <table:table-cell office:value-type="float" office:value="27.123462" calcext:value-type="float">
            <text:p>27.123462</text:p>
          </table:table-cell>
          <table:table-cell table:number-columns-repeated="15"/>
          <table:table-cell office:value-type="float" office:value="166" calcext:value-type="float">
            <text:p>166</text:p>
          </table:table-cell>
          <table:table-cell table:formula="of:=[.U7]-1" office:value-type="float" office:value="165" calcext:value-type="float">
            <text:p>165</text:p>
          </table:table-cell>
          <table:table-cell table:formula="of:=[.X7]/60" office:value-type="float" office:value="0.007534295" calcext:value-type="float">
            <text:p>0.007534295</text:p>
          </table:table-cell>
          <table:table-cell table:formula="of:=[.Y7]/60" office:value-type="float" office:value="0.4520577" calcext:value-type="float">
            <text:p>0.4520577</text:p>
          </table:table-cell>
          <table:table-cell office:value-type="float" office:value="27.123462" calcext:value-type="float">
            <text:p>27.123462</text:p>
          </table:table-cell>
        </table:table-row>
        <table:table-row table:style-name="ro1">
          <table:table-cell table:formula="of:=83*4" office:value-type="float" office:value="332" calcext:value-type="float">
            <text:p>332</text:p>
          </table:table-cell>
          <table:table-cell table:formula="of:=[.A8]-1" office:value-type="float" office:value="331" calcext:value-type="float">
            <text:p>331</text:p>
          </table:table-cell>
          <table:table-cell table:formula="of:=[.D8]/60" office:value-type="float" office:value="0.0213238844444444" calcext:value-type="float">
            <text:p>0.0213238844</text:p>
          </table:table-cell>
          <table:table-cell table:formula="of:=[.E8]/60" office:value-type="float" office:value="1.27943306666667" calcext:value-type="float">
            <text:p>1.2794330667</text:p>
          </table:table-cell>
          <table:table-cell office:value-type="float" office:value="76.765984" calcext:value-type="float">
            <text:p>76.765984</text:p>
          </table:table-cell>
          <table:table-cell table:number-columns-repeated="15"/>
          <table:table-cell table:formula="of:=83*4" office:value-type="float" office:value="332" calcext:value-type="float">
            <text:p>332</text:p>
          </table:table-cell>
          <table:table-cell table:formula="of:=[.U8]-1" office:value-type="float" office:value="331" calcext:value-type="float">
            <text:p>331</text:p>
          </table:table-cell>
          <table:table-cell table:formula="of:=[.X8]/60" office:value-type="float" office:value="0.0213238844444444" calcext:value-type="float">
            <text:p>0.0213238844</text:p>
          </table:table-cell>
          <table:table-cell table:formula="of:=[.Y8]/60" office:value-type="float" office:value="1.27943306666667" calcext:value-type="float">
            <text:p>1.2794330667</text:p>
          </table:table-cell>
          <table:table-cell office:value-type="float" office:value="76.765984" calcext:value-type="float">
            <text:p>76.765984</text:p>
          </table:table-cell>
        </table:table-row>
        <table:table-row table:style-name="ro1">
          <table:table-cell table:formula="of:=83*8" office:value-type="float" office:value="664" calcext:value-type="float">
            <text:p>664</text:p>
          </table:table-cell>
          <table:table-cell table:formula="of:=[.A9]-1" office:value-type="float" office:value="663" calcext:value-type="float">
            <text:p>663</text:p>
          </table:table-cell>
          <table:table-cell table:formula="of:=[.D9]/60" office:value-type="float" office:value="0.0602338433333333" calcext:value-type="float">
            <text:p>0.0602338433</text:p>
          </table:table-cell>
          <table:table-cell table:formula="of:=[.E9]/60" office:value-type="float" office:value="3.6140306" calcext:value-type="float">
            <text:p>3.6140306</text:p>
          </table:table-cell>
          <table:table-cell table:formula="of:=(220.762025+212.921647)/2" office:value-type="float" office:value="216.841836" calcext:value-type="float">
            <text:p>216.841836</text:p>
          </table:table-cell>
          <table:table-cell table:number-columns-repeated="15"/>
          <table:table-cell table:formula="of:=83*8" office:value-type="float" office:value="664" calcext:value-type="float">
            <text:p>664</text:p>
          </table:table-cell>
          <table:table-cell table:formula="of:=[.U9]-1" office:value-type="float" office:value="663" calcext:value-type="float">
            <text:p>663</text:p>
          </table:table-cell>
          <table:table-cell table:formula="of:=[.X9]/60" office:value-type="float" office:value="0.0602338433333333" calcext:value-type="float">
            <text:p>0.0602338433</text:p>
          </table:table-cell>
          <table:table-cell table:formula="of:=[.Y9]/60" office:value-type="float" office:value="3.6140306" calcext:value-type="float">
            <text:p>3.6140306</text:p>
          </table:table-cell>
          <table:table-cell table:formula="of:=(220.762025+212.921647)/2" office:value-type="float" office:value="216.841836" calcext:value-type="float">
            <text:p>216.841836</text:p>
          </table:table-cell>
        </table:table-row>
        <table:table-row table:style-name="ro1">
          <table:table-cell table:formula="of:=83*16" office:value-type="float" office:value="1328" calcext:value-type="float">
            <text:p>1328</text:p>
          </table:table-cell>
          <table:table-cell table:formula="of:=[.A10]-1" office:value-type="float" office:value="1327" calcext:value-type="float">
            <text:p>1327</text:p>
          </table:table-cell>
          <table:table-cell table:formula="of:=[.D10]/60" office:value-type="float" office:value="0.202621134722222" calcext:value-type="float">
            <text:p>0.2026211347</text:p>
          </table:table-cell>
          <table:table-cell table:formula="of:=[.E10]/60" office:value-type="float" office:value="12.1572680833333" calcext:value-type="float">
            <text:p>12.1572680833</text:p>
          </table:table-cell>
          <table:table-cell office:value-type="float" office:value="729.436085" calcext:value-type="float">
            <text:p>729.436085</text:p>
          </table:table-cell>
          <table:table-cell table:number-columns-repeated="15"/>
          <table:table-cell table:formula="of:=83*16" office:value-type="float" office:value="1328" calcext:value-type="float">
            <text:p>1328</text:p>
          </table:table-cell>
          <table:table-cell table:formula="of:=[.U10]-1" office:value-type="float" office:value="1327" calcext:value-type="float">
            <text:p>1327</text:p>
          </table:table-cell>
          <table:table-cell table:formula="of:=[.X10]/60" office:value-type="float" office:value="0.202621134722222" calcext:value-type="float">
            <text:p>0.2026211347</text:p>
          </table:table-cell>
          <table:table-cell table:formula="of:=[.Y10]/60" office:value-type="float" office:value="12.1572680833333" calcext:value-type="float">
            <text:p>12.1572680833</text:p>
          </table:table-cell>
          <table:table-cell office:value-type="float" office:value="729.436085" calcext:value-type="float">
            <text:p>729.436085</text:p>
          </table:table-cell>
        </table:table-row>
        <table:table-row table:style-name="ro1">
          <table:table-cell table:formula="of:=83*32" office:value-type="float" office:value="2656" calcext:value-type="float">
            <text:p>2656</text:p>
          </table:table-cell>
          <table:table-cell table:formula="of:=[.A11]-1" office:value-type="float" office:value="2655" calcext:value-type="float">
            <text:p>2655</text:p>
          </table:table-cell>
          <table:table-cell table:formula="of:=[.D11]/60" office:value-type="float" office:value="0.801096344722222" calcext:value-type="float">
            <text:p>0.8010963447</text:p>
          </table:table-cell>
          <table:table-cell table:formula="of:=[.E11]/60" office:value-type="float" office:value="48.0657806833333" calcext:value-type="float">
            <text:p>48.0657806833</text:p>
          </table:table-cell>
          <table:table-cell office:value-type="float" office:value="2883.946841" calcext:value-type="float">
            <text:p>2883.946841</text:p>
          </table:table-cell>
          <table:table-cell table:number-columns-repeated="15"/>
          <table:table-cell table:formula="of:=83*32" office:value-type="float" office:value="2656" calcext:value-type="float">
            <text:p>2656</text:p>
          </table:table-cell>
          <table:table-cell table:formula="of:=[.U11]-1" office:value-type="float" office:value="2655" calcext:value-type="float">
            <text:p>2655</text:p>
          </table:table-cell>
          <table:table-cell table:formula="of:=[.X11]/60" office:value-type="float" office:value="0.801096344722222" calcext:value-type="float">
            <text:p>0.8010963447</text:p>
          </table:table-cell>
          <table:table-cell table:formula="of:=[.Y11]/60" office:value-type="float" office:value="48.0657806833333" calcext:value-type="float">
            <text:p>48.0657806833</text:p>
          </table:table-cell>
          <table:table-cell office:value-type="float" office:value="2883.946841" calcext:value-type="float">
            <text:p>2883.946841</text:p>
          </table:table-cell>
        </table:table-row>
        <table:table-row table:style-name="ro1">
          <table:table-cell table:formula="of:=83*64" office:value-type="float" office:value="5312" calcext:value-type="float">
            <text:p>5312</text:p>
          </table:table-cell>
          <table:table-cell table:formula="of:=[.A12]-1" office:value-type="float" office:value="5311" calcext:value-type="float">
            <text:p>5311</text:p>
          </table:table-cell>
          <table:table-cell table:formula="of:=[.D12]/60" office:value-type="float" office:value="2.92399658138889" calcext:value-type="float">
            <text:p>2.9239965814</text:p>
          </table:table-cell>
          <table:table-cell table:formula="of:=[.E12]/60" office:value-type="float" office:value="175.439794883333" calcext:value-type="float">
            <text:p>175.4397948833</text:p>
          </table:table-cell>
          <table:table-cell office:value-type="float" office:value="10526.387693" calcext:value-type="float">
            <text:p>10526.387693</text:p>
          </table:table-cell>
          <table:table-cell table:number-columns-repeated="15"/>
          <table:table-cell table:formula="of:=83*64" office:value-type="float" office:value="5312" calcext:value-type="float">
            <text:p>5312</text:p>
          </table:table-cell>
          <table:table-cell table:formula="of:=[.U12]-1" office:value-type="float" office:value="5311" calcext:value-type="float">
            <text:p>5311</text:p>
          </table:table-cell>
          <table:table-cell table:formula="of:=[.X12]/60" office:value-type="float" office:value="2.92399658138889" calcext:value-type="float">
            <text:p>2.9239965814</text:p>
          </table:table-cell>
          <table:table-cell table:formula="of:=[.Y12]/60" office:value-type="float" office:value="175.439794883333" calcext:value-type="float">
            <text:p>175.4397948833</text:p>
          </table:table-cell>
          <table:table-cell office:value-type="float" office:value="10526.387693" calcext:value-type="float">
            <text:p>10526.387693</text:p>
          </table:table-cell>
        </table:table-row>
        <table:table-row table:style-name="ro1">
          <table:table-cell table:formula="of:=83*128" office:value-type="float" office:value="10624" calcext:value-type="float">
            <text:p>10624</text:p>
          </table:table-cell>
          <table:table-cell table:formula="of:=[.A13]-1" office:value-type="float" office:value="10623" calcext:value-type="float">
            <text:p>10623</text:p>
          </table:table-cell>
          <table:table-cell table:number-columns-repeated="18"/>
          <table:table-cell table:formula="of:=83*128" office:value-type="float" office:value="10624" calcext:value-type="float">
            <text:p>10624</text:p>
          </table:table-cell>
          <table:table-cell table:formula="of:=[.U13]-1" office:value-type="float" office:value="10623" calcext:value-type="float">
            <text:p>10623</text:p>
          </table:table-cell>
          <table:table-cell table:number-columns-repeated="3"/>
        </table:table-row>
        <table:table-row table:style-name="ro1">
          <table:table-cell table:formula="of:=83*256" office:value-type="float" office:value="21248" calcext:value-type="float">
            <text:p>21248</text:p>
          </table:table-cell>
          <table:table-cell table:formula="of:=[.A14]-1" office:value-type="float" office:value="21247" calcext:value-type="float">
            <text:p>21247</text:p>
          </table:table-cell>
          <table:table-cell table:number-columns-repeated="18"/>
          <table:table-cell table:formula="of:=83*256" office:value-type="float" office:value="21248" calcext:value-type="float">
            <text:p>21248</text:p>
          </table:table-cell>
          <table:table-cell table:formula="of:=[.U14]-1" office:value-type="float" office:value="21247" calcext:value-type="float">
            <text:p>21247</text:p>
          </table:table-cell>
          <table:table-cell table:number-columns-repeated="3"/>
        </table:table-row>
        <table:table-row table:style-name="ro1">
          <table:table-cell table:formula="of:=83*512" office:value-type="float" office:value="42496" calcext:value-type="float">
            <text:p>42496</text:p>
          </table:table-cell>
          <table:table-cell table:formula="of:=[.A15]-1" office:value-type="float" office:value="42495" calcext:value-type="float">
            <text:p>42495</text:p>
          </table:table-cell>
          <table:table-cell table:number-columns-repeated="18"/>
          <table:table-cell table:formula="of:=83*512" office:value-type="float" office:value="42496" calcext:value-type="float">
            <text:p>42496</text:p>
          </table:table-cell>
          <table:table-cell table:formula="of:=[.U15]-1" office:value-type="float" office:value="42495" calcext:value-type="float">
            <text:p>42495</text:p>
          </table:table-cell>
          <table:table-cell table:number-columns-repeated="3"/>
        </table:table-row>
        <table:table-row table:style-name="ro1">
          <table:table-cell office:value-type="float" office:value="82695" calcext:value-type="float">
            <text:p>82695</text:p>
          </table:table-cell>
          <table:table-cell table:formula="of:=[.A16]-1" office:value-type="float" office:value="82694" calcext:value-type="float">
            <text:p>82694</text:p>
          </table:table-cell>
          <table:table-cell table:number-columns-repeated="18"/>
          <table:table-cell office:value-type="float" office:value="82695" calcext:value-type="float">
            <text:p>82695</text:p>
          </table:table-cell>
          <table:table-cell table:formula="of:=[.U16]-1" office:value-type="float" office:value="82694" calcext:value-type="float">
            <text:p>82694</text:p>
          </table:table-cell>
          <table:table-cell table:number-columns-repeated="3"/>
        </table:table-row>
      </table:table>
      <table:table table:name="friends_in_mem_2" table:style-name="ta2">
        <table:shapes>
          <draw:frame draw:z-index="0" draw:style-name="gr3" draw:text-style-name="P1" svg:width="446.46pt" svg:height="255.03pt" svg:x="331.14pt" svg:y="288.48pt">
            <loext:p draw:notify-on-update-of-ranges="friends_in_mem_2.B3:friends_in_mem_2.B16 friends_in_mem_2.B3:friends_in_mem_2.B16 friends_in_mem_2.C2:friends_in_mem_2.C2 friends_in_mem_2.C3:friends_in_mem_2.C16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3" draw:text-style-name="P1" svg:width="446.46pt" svg:height="255.03pt" svg:x="330.63pt" svg:y="14.8pt">
            <loext:p draw:notify-on-update-of-ranges="friends_in_mem_2.B3:friends_in_mem_2.B16 friends_in_mem_2.B3:friends_in_mem_2.B16 friends_in_mem_2.C2:friends_in_mem_2.C2 friends_in_mem_2.C3:friends_in_mem_2.C16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3" draw:text-style-name="P1" svg:width="446.46pt" svg:height="255.03pt" svg:x="798.94pt" svg:y="15.31pt">
            <loext:p draw:notify-on-update-of-ranges="friends_in_mem_2.B3:friends_in_mem_2.B16 friends_in_mem_2.B3:friends_in_mem_2.B16 friends_in_mem_2.C2:friends_in_mem_2.C2 friends_in_mem_2.C3:friends_in_mem_2.C16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3" draw:text-style-name="P1" svg:width="446.46pt" svg:height="255.03pt" svg:x="798.49pt" svg:y="289.53pt">
            <loext:p draw:notify-on-update-of-ranges="friends_in_mem_2.B3:friends_in_mem_2.B16 friends_in_mem_2.B3:friends_in_mem_2.B16 friends_in_mem_2.C2:friends_in_mem_2.C2 friends_in_mem_2.C3:friends_in_mem_2.C16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-1" office:value-type="float" office:value="9" calcext:value-type="float">
            <text:p>9</text:p>
          </table:table-cell>
          <table:table-cell table:formula="of:=[.D3]/60" office:value-type="float" office:value="0.000325433611111111" calcext:value-type="float">
            <text:p>0.0003254336</text:p>
          </table:table-cell>
          <table:table-cell table:formula="of:=[.E3]/60" office:value-type="float" office:value="0.0195260166666667" calcext:value-type="float">
            <text:p>0.0195260167</text:p>
          </table:table-cell>
          <table:table-cell office:value-type="float" office:value="1.171561" calcext:value-type="float">
            <text:p>1.1715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-1" office:value-type="float" office:value="19" calcext:value-type="float">
            <text:p>19</text:p>
          </table:table-cell>
          <table:table-cell table:formula="of:=[.D4]/60" office:value-type="float" office:value="0.000490098055555556" calcext:value-type="float">
            <text:p>0.0004900981</text:p>
          </table:table-cell>
          <table:table-cell table:formula="of:=[.E4]/60" office:value-type="float" office:value="0.0294058833333333" calcext:value-type="float">
            <text:p>0.0294058833</text:p>
          </table:table-cell>
          <table:table-cell office:value-type="float" office:value="1.764353" calcext:value-type="float">
            <text:p>1.76435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]-1" office:value-type="float" office:value="41" calcext:value-type="float">
            <text:p>41</text:p>
          </table:table-cell>
          <table:table-cell table:formula="of:=[.D5]/60" office:value-type="float" office:value="0.0016272675" calcext:value-type="float">
            <text:p>0.0016272675</text:p>
          </table:table-cell>
          <table:table-cell table:formula="of:=[.E5]/60" office:value-type="float" office:value="0.09763605" calcext:value-type="float">
            <text:p>0.09763605</text:p>
          </table:table-cell>
          <table:table-cell office:value-type="float" office:value="5.858163" calcext:value-type="float">
            <text:p>5.85816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6]-1" office:value-type="float" office:value="82" calcext:value-type="float">
            <text:p>82</text:p>
          </table:table-cell>
          <table:table-cell table:formula="of:=[.D6]/60" office:value-type="float" office:value="0.00337641805555556" calcext:value-type="float">
            <text:p>0.0033764181</text:p>
          </table:table-cell>
          <table:table-cell table:formula="of:=[.E6]/60" office:value-type="float" office:value="0.202585083333333" calcext:value-type="float">
            <text:p>0.2025850833</text:p>
          </table:table-cell>
          <table:table-cell office:value-type="float" office:value="12.155105" calcext:value-type="float">
            <text:p>12.15510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7]-1" office:value-type="float" office:value="165" calcext:value-type="float">
            <text:p>165</text:p>
          </table:table-cell>
          <table:table-cell table:formula="of:=[.D7]/60" office:value-type="float" office:value="0.00755797055555556" calcext:value-type="float">
            <text:p>0.0075579706</text:p>
          </table:table-cell>
          <table:table-cell table:formula="of:=[.E7]/60" office:value-type="float" office:value="0.453478233333333" calcext:value-type="float">
            <text:p>0.4534782333</text:p>
          </table:table-cell>
          <table:table-cell office:value-type="float" office:value="27.208694" calcext:value-type="float">
            <text:p>27.208694</text:p>
          </table:table-cell>
        </table:table-row>
        <table:table-row table:style-name="ro1">
          <table:table-cell table:formula="of:=83*4" office:value-type="float" office:value="332" calcext:value-type="float">
            <text:p>332</text:p>
          </table:table-cell>
          <table:table-cell table:formula="of:=[.A8]-1" office:value-type="float" office:value="331" calcext:value-type="float">
            <text:p>331</text:p>
          </table:table-cell>
          <table:table-cell table:formula="of:=[.D8]/60" office:value-type="float" office:value="0.0213331455555556" calcext:value-type="float">
            <text:p>0.0213331456</text:p>
          </table:table-cell>
          <table:table-cell table:formula="of:=[.E8]/60" office:value-type="float" office:value="1.27998873333333" calcext:value-type="float">
            <text:p>1.2799887333</text:p>
          </table:table-cell>
          <table:table-cell office:value-type="float" office:value="76.799324" calcext:value-type="float">
            <text:p>76.799324</text:p>
          </table:table-cell>
        </table:table-row>
        <table:table-row table:style-name="ro1">
          <table:table-cell table:formula="of:=83*8" office:value-type="float" office:value="664" calcext:value-type="float">
            <text:p>664</text:p>
          </table:table-cell>
          <table:table-cell table:formula="of:=[.A9]-1" office:value-type="float" office:value="663" calcext:value-type="float">
            <text:p>663</text:p>
          </table:table-cell>
          <table:table-cell table:formula="of:=[.D9]/60" office:value-type="float" office:value="0.0626009722222222" calcext:value-type="float">
            <text:p>0.0626009722</text:p>
          </table:table-cell>
          <table:table-cell table:formula="of:=[.E9]/60" office:value-type="float" office:value="3.75605833333333" calcext:value-type="float">
            <text:p>3.7560583333</text:p>
          </table:table-cell>
          <table:table-cell office:value-type="float" office:value="225.3635" calcext:value-type="float">
            <text:p>225.3635</text:p>
          </table:table-cell>
        </table:table-row>
        <table:table-row table:style-name="ro1">
          <table:table-cell table:formula="of:=83*16" office:value-type="float" office:value="1328" calcext:value-type="float">
            <text:p>1328</text:p>
          </table:table-cell>
          <table:table-cell table:formula="of:=[.A10]-1" office:value-type="float" office:value="1327" calcext:value-type="float">
            <text:p>1327</text:p>
          </table:table-cell>
          <table:table-cell table:formula="of:=[.D10]/60" office:value-type="float" office:value="0.209250848611111" calcext:value-type="float">
            <text:p>0.2092508486</text:p>
          </table:table-cell>
          <table:table-cell table:formula="of:=[.E10]/60" office:value-type="float" office:value="12.5550509166667" calcext:value-type="float">
            <text:p>12.5550509167</text:p>
          </table:table-cell>
          <table:table-cell office:value-type="float" office:value="753.303055" calcext:value-type="float">
            <text:p>753.303055</text:p>
          </table:table-cell>
        </table:table-row>
        <table:table-row table:style-name="ro1">
          <table:table-cell table:formula="of:=83*32" office:value-type="float" office:value="2656" calcext:value-type="float">
            <text:p>2656</text:p>
          </table:table-cell>
          <table:table-cell table:formula="of:=[.A11]-1" office:value-type="float" office:value="2655" calcext:value-type="float">
            <text:p>2655</text:p>
          </table:table-cell>
          <table:table-cell table:number-columns-repeated="3"/>
        </table:table-row>
        <table:table-row table:style-name="ro1">
          <table:table-cell table:formula="of:=83*64" office:value-type="float" office:value="5312" calcext:value-type="float">
            <text:p>5312</text:p>
          </table:table-cell>
          <table:table-cell table:formula="of:=[.A12]-1" office:value-type="float" office:value="5311" calcext:value-type="float">
            <text:p>5311</text:p>
          </table:table-cell>
          <table:table-cell table:number-columns-repeated="3"/>
        </table:table-row>
        <table:table-row table:style-name="ro1">
          <table:table-cell table:formula="of:=83*128" office:value-type="float" office:value="10624" calcext:value-type="float">
            <text:p>10624</text:p>
          </table:table-cell>
          <table:table-cell table:formula="of:=[.A13]-1" office:value-type="float" office:value="10623" calcext:value-type="float">
            <text:p>10623</text:p>
          </table:table-cell>
          <table:table-cell table:number-columns-repeated="3"/>
        </table:table-row>
        <table:table-row table:style-name="ro1">
          <table:table-cell table:formula="of:=83*256" office:value-type="float" office:value="21248" calcext:value-type="float">
            <text:p>21248</text:p>
          </table:table-cell>
          <table:table-cell table:formula="of:=[.A14]-1" office:value-type="float" office:value="21247" calcext:value-type="float">
            <text:p>21247</text:p>
          </table:table-cell>
          <table:table-cell table:number-columns-repeated="3"/>
        </table:table-row>
        <table:table-row table:style-name="ro1">
          <table:table-cell table:formula="of:=83*512" office:value-type="float" office:value="42496" calcext:value-type="float">
            <text:p>42496</text:p>
          </table:table-cell>
          <table:table-cell table:formula="of:=[.A15]-1" office:value-type="float" office:value="42495" calcext:value-type="float">
            <text:p>42495</text:p>
          </table:table-cell>
          <table:table-cell table:number-columns-repeated="3"/>
        </table:table-row>
        <table:table-row table:style-name="ro1">
          <table:table-cell office:value-type="float" office:value="82695" calcext:value-type="float">
            <text:p>82695</text:p>
          </table:table-cell>
          <table:table-cell table:formula="of:=[.A16]-1" office:value-type="float" office:value="82694" calcext:value-type="float">
            <text:p>82694</text:p>
          </table:table-cell>
          <table:table-cell table:number-columns-repeated="3"/>
        </table:table-row>
      </table:table>
      <table:table table:name="friends_in_mem" table:style-name="ta3">
        <table:shapes>
          <draw:frame draw:z-index="0" draw:style-name="gr3" draw:text-style-name="P1" svg:width="446.46pt" svg:height="255.03pt" svg:x="331.14pt" svg:y="288.48pt">
            <loext:p draw:notify-on-update-of-ranges="friends_in_mem.B3:friends_in_mem.B16 friends_in_mem.B3:friends_in_mem.B16 friends_in_mem.C2:friends_in_mem.C2 friends_in_mem.C3:friends_in_mem.C1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3" draw:text-style-name="P1" svg:width="446.46pt" svg:height="255.03pt" svg:x="330.63pt" svg:y="14.8pt">
            <loext:p draw:notify-on-update-of-ranges="friends_in_mem.B3:friends_in_mem.B16 friends_in_mem.B3:friends_in_mem.B16 friends_in_mem.C2:friends_in_mem.C2 friends_in_mem.C3:friends_in_mem.C16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3" draw:text-style-name="P1" svg:width="446.46pt" svg:height="255.03pt" svg:x="798.94pt" svg:y="15.31pt">
            <loext:p draw:notify-on-update-of-ranges="friends_in_mem.B3:friends_in_mem.B16 friends_in_mem.B3:friends_in_mem.B16 friends_in_mem.C2:friends_in_mem.C2 friends_in_mem.C3:friends_in_mem.C1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3" draw:text-style-name="P1" svg:width="446.46pt" svg:height="255.03pt" svg:x="798.49pt" svg:y="289.53pt">
            <loext:p draw:notify-on-update-of-ranges="friends_in_mem.B3:friends_in_mem.B16 friends_in_mem.B3:friends_in_mem.B16 friends_in_mem.C2:friends_in_mem.C2 friends_in_mem.C3:friends_in_mem.C1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-1" office:value-type="float" office:value="9" calcext:value-type="float">
            <text:p>9</text:p>
          </table:table-cell>
          <table:table-cell table:formula="of:=[.D3]/60" office:value-type="float" office:value="0.000312848055555556" calcext:value-type="float">
            <text:p>0.0003128481</text:p>
          </table:table-cell>
          <table:table-cell table:formula="of:=[.E3]/60" office:value-type="float" office:value="0.0187708833333333" calcext:value-type="float">
            <text:p>0.0187708833</text:p>
          </table:table-cell>
          <table:table-cell office:value-type="float" office:value="1.126253" calcext:value-type="float">
            <text:p>1.12625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-1" office:value-type="float" office:value="19" calcext:value-type="float">
            <text:p>19</text:p>
          </table:table-cell>
          <table:table-cell table:formula="of:=[.D4]/60" office:value-type="float" office:value="0.000496278333333333" calcext:value-type="float">
            <text:p>0.0004962783</text:p>
          </table:table-cell>
          <table:table-cell table:formula="of:=[.E4]/60" office:value-type="float" office:value="0.0297767" calcext:value-type="float">
            <text:p>0.0297767</text:p>
          </table:table-cell>
          <table:table-cell office:value-type="float" office:value="1.786602" calcext:value-type="float">
            <text:p>1.78660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]-1" office:value-type="float" office:value="41" calcext:value-type="float">
            <text:p>41</text:p>
          </table:table-cell>
          <table:table-cell table:formula="of:=[.D5]/60" office:value-type="float" office:value="0.00159184111111111" calcext:value-type="float">
            <text:p>0.0015918411</text:p>
          </table:table-cell>
          <table:table-cell table:formula="of:=[.E5]/60" office:value-type="float" office:value="0.0955104666666667" calcext:value-type="float">
            <text:p>0.0955104667</text:p>
          </table:table-cell>
          <table:table-cell office:value-type="float" office:value="5.730628" calcext:value-type="float">
            <text:p>5.73062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6]-1" office:value-type="float" office:value="82" calcext:value-type="float">
            <text:p>82</text:p>
          </table:table-cell>
          <table:table-cell table:formula="of:=[.D6]/60" office:value-type="float" office:value="0.00341891388888889" calcext:value-type="float">
            <text:p>0.0034189139</text:p>
          </table:table-cell>
          <table:table-cell table:formula="of:=[.E6]/60" office:value-type="float" office:value="0.205134833333333" calcext:value-type="float">
            <text:p>0.2051348333</text:p>
          </table:table-cell>
          <table:table-cell office:value-type="float" office:value="12.30809" calcext:value-type="float">
            <text:p>12.3080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7]-1" office:value-type="float" office:value="165" calcext:value-type="float">
            <text:p>165</text:p>
          </table:table-cell>
          <table:table-cell table:formula="of:=[.D7]/60" office:value-type="float" office:value="0.00765810166666667" calcext:value-type="float">
            <text:p>0.0076581017</text:p>
          </table:table-cell>
          <table:table-cell table:formula="of:=[.E7]/60" office:value-type="float" office:value="0.4594861" calcext:value-type="float">
            <text:p>0.4594861</text:p>
          </table:table-cell>
          <table:table-cell office:value-type="float" office:value="27.569166" calcext:value-type="float">
            <text:p>27.569166</text:p>
          </table:table-cell>
        </table:table-row>
        <table:table-row table:style-name="ro1">
          <table:table-cell table:formula="of:=83*4" office:value-type="float" office:value="332" calcext:value-type="float">
            <text:p>332</text:p>
          </table:table-cell>
          <table:table-cell table:formula="of:=[.A8]-1" office:value-type="float" office:value="331" calcext:value-type="float">
            <text:p>331</text:p>
          </table:table-cell>
          <table:table-cell table:formula="of:=[.D8]/60" office:value-type="float" office:value="0.0213060638888889" calcext:value-type="float">
            <text:p>0.0213060639</text:p>
          </table:table-cell>
          <table:table-cell table:formula="of:=[.E8]/60" office:value-type="float" office:value="1.27836383333333" calcext:value-type="float">
            <text:p>1.2783638333</text:p>
          </table:table-cell>
          <table:table-cell office:value-type="float" office:value="76.70183" calcext:value-type="float">
            <text:p>76.70183</text:p>
          </table:table-cell>
        </table:table-row>
        <table:table-row table:style-name="ro1">
          <table:table-cell table:formula="of:=83*8" office:value-type="float" office:value="664" calcext:value-type="float">
            <text:p>664</text:p>
          </table:table-cell>
          <table:table-cell table:formula="of:=[.A9]-1" office:value-type="float" office:value="663" calcext:value-type="float">
            <text:p>663</text:p>
          </table:table-cell>
          <table:table-cell table:formula="of:=[.D9]/60" office:value-type="float" office:value="0.0618392119444444" calcext:value-type="float">
            <text:p>0.0618392119</text:p>
          </table:table-cell>
          <table:table-cell table:formula="of:=[.E9]/60" office:value-type="float" office:value="3.71035271666667" calcext:value-type="float">
            <text:p>3.7103527167</text:p>
          </table:table-cell>
          <table:table-cell office:value-type="float" office:value="222.621163" calcext:value-type="float">
            <text:p>222.621163</text:p>
          </table:table-cell>
        </table:table-row>
        <table:table-row table:style-name="ro1">
          <table:table-cell table:formula="of:=83*16" office:value-type="float" office:value="1328" calcext:value-type="float">
            <text:p>1328</text:p>
          </table:table-cell>
          <table:table-cell table:formula="of:=[.A10]-1" office:value-type="float" office:value="1327" calcext:value-type="float">
            <text:p>1327</text:p>
          </table:table-cell>
          <table:table-cell table:formula="of:=[.D10]/60" office:value-type="float" office:value="0.205546030277778" calcext:value-type="float">
            <text:p>0.2055460303</text:p>
          </table:table-cell>
          <table:table-cell table:formula="of:=[.E10]/60" office:value-type="float" office:value="12.3327618166667" calcext:value-type="float">
            <text:p>12.3327618167</text:p>
          </table:table-cell>
          <table:table-cell office:value-type="float" office:value="739.965709" calcext:value-type="float">
            <text:p>739.965709</text:p>
          </table:table-cell>
        </table:table-row>
        <table:table-row table:style-name="ro1">
          <table:table-cell table:formula="of:=83*32" office:value-type="float" office:value="2656" calcext:value-type="float">
            <text:p>2656</text:p>
          </table:table-cell>
          <table:table-cell table:formula="of:=[.A11]-1" office:value-type="float" office:value="2655" calcext:value-type="float">
            <text:p>2655</text:p>
          </table:table-cell>
          <table:table-cell table:number-columns-repeated="3"/>
        </table:table-row>
        <table:table-row table:style-name="ro1">
          <table:table-cell table:formula="of:=83*64" office:value-type="float" office:value="5312" calcext:value-type="float">
            <text:p>5312</text:p>
          </table:table-cell>
          <table:table-cell table:formula="of:=[.A12]-1" office:value-type="float" office:value="5311" calcext:value-type="float">
            <text:p>5311</text:p>
          </table:table-cell>
          <table:table-cell table:number-columns-repeated="3"/>
        </table:table-row>
        <table:table-row table:style-name="ro1">
          <table:table-cell table:formula="of:=83*128" office:value-type="float" office:value="10624" calcext:value-type="float">
            <text:p>10624</text:p>
          </table:table-cell>
          <table:table-cell table:formula="of:=[.A13]-1" office:value-type="float" office:value="10623" calcext:value-type="float">
            <text:p>10623</text:p>
          </table:table-cell>
          <table:table-cell table:number-columns-repeated="3"/>
        </table:table-row>
        <table:table-row table:style-name="ro1">
          <table:table-cell table:formula="of:=83*256" office:value-type="float" office:value="21248" calcext:value-type="float">
            <text:p>21248</text:p>
          </table:table-cell>
          <table:table-cell table:formula="of:=[.A14]-1" office:value-type="float" office:value="21247" calcext:value-type="float">
            <text:p>21247</text:p>
          </table:table-cell>
          <table:table-cell table:number-columns-repeated="3"/>
        </table:table-row>
        <table:table-row table:style-name="ro1">
          <table:table-cell table:formula="of:=83*512" office:value-type="float" office:value="42496" calcext:value-type="float">
            <text:p>42496</text:p>
          </table:table-cell>
          <table:table-cell table:formula="of:=[.A15]-1" office:value-type="float" office:value="42495" calcext:value-type="float">
            <text:p>42495</text:p>
          </table:table-cell>
          <table:table-cell table:number-columns-repeated="3"/>
        </table:table-row>
        <table:table-row table:style-name="ro1">
          <table:table-cell office:value-type="float" office:value="82695" calcext:value-type="float">
            <text:p>82695</text:p>
          </table:table-cell>
          <table:table-cell table:formula="of:=[.A16]-1" office:value-type="float" office:value="82694" calcext:value-type="float">
            <text:p>82694</text:p>
          </table:table-cell>
          <table:table-cell table:number-columns-repeated="3"/>
        </table:table-row>
      </table:table>
      <table:table table:name="friends" table:style-name="ta4">
        <table:shapes>
          <draw:frame draw:z-index="0" draw:style-name="gr3" draw:text-style-name="P1" svg:width="446.46pt" svg:height="255.03pt" svg:x="331.14pt" svg:y="288.48pt">
            <loext:p draw:notify-on-update-of-ranges="friends.B3:friends.B16 friends.B3:friends.B16 friends.C2:friends.C2 friends.C3:friends.C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3" draw:text-style-name="P1" svg:width="446.46pt" svg:height="255.03pt" svg:x="330.63pt" svg:y="14.8pt">
            <loext:p draw:notify-on-update-of-ranges="friends.B3:friends.B16 friends.B3:friends.B16 friends.C2:friends.C2 friends.C3:friends.C1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3" draw:text-style-name="P1" svg:width="446.46pt" svg:height="255.03pt" svg:x="798.94pt" svg:y="15.31pt">
            <loext:p draw:notify-on-update-of-ranges="friends.B3:friends.B16 friends.B3:friends.B16 friends.C2:friends.C2 friends.C3:friends.C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3" draw:text-style-name="P1" svg:width="446.46pt" svg:height="255.03pt" svg:x="798.49pt" svg:y="289.53pt">
            <loext:p draw:notify-on-update-of-ranges="friends.B3:friends.B16 friends.B3:friends.B16 friends.C2:friends.C2 friends.C3:friends.C1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time(hrs)</text:p>
          </table:table-cell>
          <table:table-cell office:value-type="string" calcext:value-type="string">
            <text:p>time(mins)</text:p>
          </table:table-cell>
          <table:table-cell office:value-type="string" calcext:value-type="string">
            <text:p>time(secs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3]-1" office:value-type="float" office:value="9" calcext:value-type="float">
            <text:p>9</text:p>
          </table:table-cell>
          <table:table-cell table:formula="of:=[.D3]/60" office:value-type="float" office:value="0.000352178055555556" calcext:value-type="float">
            <text:p>0.0003521781</text:p>
          </table:table-cell>
          <table:table-cell table:formula="of:=[.E3]/60" office:value-type="float" office:value="0.0211306833333333" calcext:value-type="float">
            <text:p>0.0211306833</text:p>
          </table:table-cell>
          <table:table-cell office:value-type="float" office:value="1.267841" calcext:value-type="float">
            <text:p>1.2678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4]-1" office:value-type="float" office:value="19" calcext:value-type="float">
            <text:p>19</text:p>
          </table:table-cell>
          <table:table-cell table:formula="of:=[.D4]/60" office:value-type="float" office:value="0.000710367777777778" calcext:value-type="float">
            <text:p>0.0007103678</text:p>
          </table:table-cell>
          <table:table-cell table:formula="of:=[.E4]/60" office:value-type="float" office:value="0.0426220666666667" calcext:value-type="float">
            <text:p>0.0426220667</text:p>
          </table:table-cell>
          <table:table-cell office:value-type="float" office:value="2.557324" calcext:value-type="float">
            <text:p>2.55732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5]-1" office:value-type="float" office:value="41" calcext:value-type="float">
            <text:p>41</text:p>
          </table:table-cell>
          <table:table-cell table:formula="of:=[.D5]/60" office:value-type="float" office:value="0.00236161416666667" calcext:value-type="float">
            <text:p>0.0023616142</text:p>
          </table:table-cell>
          <table:table-cell table:formula="of:=[.E5]/60" office:value-type="float" office:value="0.14169685" calcext:value-type="float">
            <text:p>0.14169685</text:p>
          </table:table-cell>
          <table:table-cell office:value-type="float" office:value="8.501811" calcext:value-type="float">
            <text:p>8.5018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6]-1" office:value-type="float" office:value="82" calcext:value-type="float">
            <text:p>82</text:p>
          </table:table-cell>
          <table:table-cell table:formula="of:=[.D6]/60" office:value-type="float" office:value="0.00560432166666667" calcext:value-type="float">
            <text:p>0.0056043217</text:p>
          </table:table-cell>
          <table:table-cell table:formula="of:=[.E6]/60" office:value-type="float" office:value="0.3362593" calcext:value-type="float">
            <text:p>0.3362593</text:p>
          </table:table-cell>
          <table:table-cell office:value-type="float" office:value="20.175558" calcext:value-type="float">
            <text:p>20.17555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7]-1" office:value-type="float" office:value="165" calcext:value-type="float">
            <text:p>165</text:p>
          </table:table-cell>
          <table:table-cell table:formula="of:=[.D7]/60" office:value-type="float" office:value="0.0166397308333333" calcext:value-type="float">
            <text:p>0.0166397308</text:p>
          </table:table-cell>
          <table:table-cell table:formula="of:=[.E7]/60" office:value-type="float" office:value="0.99838385" calcext:value-type="float">
            <text:p>0.99838385</text:p>
          </table:table-cell>
          <table:table-cell office:value-type="float" office:value="59.903031" calcext:value-type="float">
            <text:p>59.903031</text:p>
          </table:table-cell>
        </table:table-row>
        <table:table-row table:style-name="ro1">
          <table:table-cell table:formula="of:=83*4" office:value-type="float" office:value="332" calcext:value-type="float">
            <text:p>332</text:p>
          </table:table-cell>
          <table:table-cell table:formula="of:=[.A8]-1" office:value-type="float" office:value="331" calcext:value-type="float">
            <text:p>331</text:p>
          </table:table-cell>
          <table:table-cell table:formula="of:=[.D8]/60" office:value-type="float" office:value="0.0607937411111111" calcext:value-type="float">
            <text:p>0.0607937411</text:p>
          </table:table-cell>
          <table:table-cell table:formula="of:=[.E8]/60" office:value-type="float" office:value="3.64762446666667" calcext:value-type="float">
            <text:p>3.6476244667</text:p>
          </table:table-cell>
          <table:table-cell office:value-type="float" office:value="218.857468" calcext:value-type="float">
            <text:p>218.857468</text:p>
          </table:table-cell>
        </table:table-row>
        <table:table-row table:style-name="ro1">
          <table:table-cell table:formula="of:=83*8" office:value-type="float" office:value="664" calcext:value-type="float">
            <text:p>664</text:p>
          </table:table-cell>
          <table:table-cell table:formula="of:=[.A9]-1" office:value-type="float" office:value="663" calcext:value-type="float">
            <text:p>663</text:p>
          </table:table-cell>
          <table:table-cell table:formula="of:=[.D9]/60" office:value-type="float" office:value="0.199225192777778" calcext:value-type="float">
            <text:p>0.1992251928</text:p>
          </table:table-cell>
          <table:table-cell table:formula="of:=[.E9]/60" office:value-type="float" office:value="11.9535115666667" calcext:value-type="float">
            <text:p>11.9535115667</text:p>
          </table:table-cell>
          <table:table-cell office:value-type="float" office:value="717.210694" calcext:value-type="float">
            <text:p>717.210694</text:p>
          </table:table-cell>
        </table:table-row>
        <table:table-row table:style-name="ro1">
          <table:table-cell table:formula="of:=83*16" office:value-type="float" office:value="1328" calcext:value-type="float">
            <text:p>1328</text:p>
          </table:table-cell>
          <table:table-cell table:formula="of:=[.A10]-1" office:value-type="float" office:value="1327" calcext:value-type="float">
            <text:p>1327</text:p>
          </table:table-cell>
          <table:table-cell table:formula="of:=[.D10]/60" office:value-type="float" office:value="0.729857540277778" calcext:value-type="float">
            <text:p>0.7298575403</text:p>
          </table:table-cell>
          <table:table-cell table:formula="of:=[.E10]/60" office:value-type="float" office:value="43.7914524166667" calcext:value-type="float">
            <text:p>43.7914524167</text:p>
          </table:table-cell>
          <table:table-cell office:value-type="float" office:value="2627.487145" calcext:value-type="float">
            <text:p>2627.487145</text:p>
          </table:table-cell>
        </table:table-row>
        <table:table-row table:style-name="ro1">
          <table:table-cell table:formula="of:=83*32" office:value-type="float" office:value="2656" calcext:value-type="float">
            <text:p>2656</text:p>
          </table:table-cell>
          <table:table-cell table:formula="of:=[.A11]-1" office:value-type="float" office:value="2655" calcext:value-type="float">
            <text:p>2655</text:p>
          </table:table-cell>
          <table:table-cell table:number-columns-repeated="3"/>
        </table:table-row>
        <table:table-row table:style-name="ro1">
          <table:table-cell table:formula="of:=83*64" office:value-type="float" office:value="5312" calcext:value-type="float">
            <text:p>5312</text:p>
          </table:table-cell>
          <table:table-cell table:formula="of:=[.A12]-1" office:value-type="float" office:value="5311" calcext:value-type="float">
            <text:p>5311</text:p>
          </table:table-cell>
          <table:table-cell table:number-columns-repeated="3"/>
        </table:table-row>
        <table:table-row table:style-name="ro1">
          <table:table-cell table:formula="of:=83*128" office:value-type="float" office:value="10624" calcext:value-type="float">
            <text:p>10624</text:p>
          </table:table-cell>
          <table:table-cell table:formula="of:=[.A13]-1" office:value-type="float" office:value="10623" calcext:value-type="float">
            <text:p>10623</text:p>
          </table:table-cell>
          <table:table-cell table:number-columns-repeated="3"/>
        </table:table-row>
        <table:table-row table:style-name="ro1">
          <table:table-cell table:formula="of:=83*256" office:value-type="float" office:value="21248" calcext:value-type="float">
            <text:p>21248</text:p>
          </table:table-cell>
          <table:table-cell table:formula="of:=[.A14]-1" office:value-type="float" office:value="21247" calcext:value-type="float">
            <text:p>21247</text:p>
          </table:table-cell>
          <table:table-cell table:number-columns-repeated="3"/>
        </table:table-row>
        <table:table-row table:style-name="ro1">
          <table:table-cell table:formula="of:=83*512" office:value-type="float" office:value="42496" calcext:value-type="float">
            <text:p>42496</text:p>
          </table:table-cell>
          <table:table-cell table:formula="of:=[.A15]-1" office:value-type="float" office:value="42495" calcext:value-type="float">
            <text:p>42495</text:p>
          </table:table-cell>
          <table:table-cell table:number-columns-repeated="3"/>
        </table:table-row>
        <table:table-row table:style-name="ro1">
          <table:table-cell office:value-type="float" office:value="82695" calcext:value-type="float">
            <text:p>82695</text:p>
          </table:table-cell>
          <table:table-cell table:formula="of:=[.A16]-1" office:value-type="float" office:value="82694" calcext:value-type="float">
            <text:p>82694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 style:data-style-name="N2" text:time-value="13:25:36.4924875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03:40:00.782174466</meta:creation-date>
    <dc:date>2016-11-09T19:04:44.227736226</dc:date>
    <meta:editing-duration>PT13H12M34S</meta:editing-duration>
    <meta:editing-cycles>24</meta:editing-cycles>
    <meta:generator>LibreOffice/5.1.4.2$Linux_X86_64 LibreOffice_project/10m0$Build-2</meta:generator>
    <meta:document-statistic meta:table-count="6" meta:cell-count="538" meta:object-count="2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213cm" svg:y="0.315cm" chart:style-name="ch2">
          <text:p>Time (and estimated) for up to ~8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.B2:friends.C16" chart:data-source-has-labels="both" svg:x="1.302cm" svg:y="2.133cm" svg:width="9.294cm" svg:height="5.729cm">
          <chartooo:coordinate-region svg:x="1.743cm" svg:y="2.324cm" svg:width="8.601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.B3:friends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.C3:friends.C16" chart:label-cell-address="friends.C2:friends.C2" chart:class="chart:scatter">
            <chart:domain table:cell-range-address="friends.B3:friends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.C2:friends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0.000352178055555556">
                <text:p>0.000352178055555556</text:p>
                <draw:g>
                  <svg:desc>friends.C3:friends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710367777777778">
                <text:p>0.000710367777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36161416666667">
                <text:p>0.0023616141666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560432166666667">
                <text:p>0.005604321666666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166397308333333">
                <text:p>0.0166397308333333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607937411111111">
                <text:p>0.0607937411111111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199225192777778">
                <text:p>0.199225192777778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729857540277778">
                <text:p>0.72985754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00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472cm" svg:y="0.315cm" chart:style-name="ch2">
          <text:p>Time (and estimated) for up to ~8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2.B2:friends_in_mem_2.C16" chart:data-source-has-labels="both" svg:x="1.302cm" svg:y="2.133cm" svg:width="9.294cm" svg:height="5.729cm">
          <chartooo:coordinate-region svg:x="2.607cm" svg:y="2.324cm" svg:width="7.98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2.B3:friends_in_mem_2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2.C3:friends_in_mem_2.C16" chart:label-cell-address="friends_in_mem_2.C2:friends_in_mem_2.C2" chart:class="chart:scatter">
            <chart:domain table:cell-range-address="friends_in_mem_2.B3:friends_in_mem_2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2.C2:friends_in_mem_2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0.000325433611111111">
                <text:p>0.000325433611111111</text:p>
                <draw:g>
                  <svg:desc>friends_in_mem_2.C3:friends_in_mem_2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0098055555556">
                <text:p>0.00049009805555555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272675">
                <text:p>0.001627267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37641805555556">
                <text:p>0.0033764180555555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5797055555556">
                <text:p>0.0075579705555555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331455555556">
                <text:p>0.0213331455555556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26009722222222">
                <text:p>0.0626009722222222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9250848611111">
                <text:p>0.209250848611111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342cm" svg:y="0.315cm" chart:style-name="ch2">
          <text:p>Time (and estimated) for up to ~8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2.B2:friends_in_mem_2.C16" chart:data-source-has-labels="both" svg:x="1.302cm" svg:y="2.133cm" svg:width="9.294cm" svg:height="5.729cm">
          <chartooo:coordinate-region svg:x="2.227cm" svg:y="2.324cm" svg:width="8.36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2.B3:friends_in_mem_2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2.C3:friends_in_mem_2.C16" chart:label-cell-address="friends_in_mem_2.C2:friends_in_mem_2.C2" chart:class="chart:scatter">
            <chart:domain table:cell-range-address="friends_in_mem_2.B3:friends_in_mem_2.B16"/>
            <chart:regression-curve chart:style-name="ch12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2.C2:friends_in_mem_2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0.000325433611111111">
                <text:p>0.000325433611111111</text:p>
                <draw:g>
                  <svg:desc>friends_in_mem_2.C3:friends_in_mem_2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0098055555556">
                <text:p>0.00049009805555555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272675">
                <text:p>0.001627267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37641805555556">
                <text:p>0.0033764180555555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5797055555556">
                <text:p>0.0075579705555555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331455555556">
                <text:p>0.0213331455555556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26009722222222">
                <text:p>0.0626009722222222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9250848611111">
                <text:p>0.209250848611111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083cm" svg:y="0.315cm" chart:style-name="ch2">
          <text:p>Time (and estimated) for up to ~80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2.B2:friends_in_mem_2.C16" chart:data-source-has-labels="both" svg:x="1.302cm" svg:y="2.133cm" svg:width="9.294cm" svg:height="5.729cm">
          <chartooo:coordinate-region svg:x="1.933cm" svg:y="2.324cm" svg:width="8.5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2.B3:friends_in_mem_2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2.C3:friends_in_mem_2.C16" chart:label-cell-address="friends_in_mem_2.C2:friends_in_mem_2.C2" chart:class="chart:scatter">
            <chart:domain table:cell-range-address="friends_in_mem_2.B3:friends_in_mem_2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2.C2:friends_in_mem_2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0.000325433611111111">
                <text:p>0.000325433611111111</text:p>
                <draw:g>
                  <svg:desc>friends_in_mem_2.C3:friends_in_mem_2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0098055555556">
                <text:p>0.00049009805555555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272675">
                <text:p>0.001627267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37641805555556">
                <text:p>0.0033764180555555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5797055555556">
                <text:p>0.0075579705555555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331455555556">
                <text:p>0.0213331455555556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26009722222222">
                <text:p>0.0626009722222222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9250848611111">
                <text:p>0.209250848611111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213cm" svg:y="0.315cm" chart:style-name="ch2">
          <text:p>Time (and estimated) for up to ~8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and_db_high.B3:friends_in_mem_and_db_high.C16 friends_in_mem_and_db_high.C2:friends_in_mem_and_db_high.C2" chart:data-source-has-labels="both" svg:x="1.302cm" svg:y="2.133cm" svg:width="9.294cm" svg:height="5.729cm">
          <chartooo:coordinate-region svg:x="2.037cm" svg:y="2.324cm" svg:width="8.487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and_db_high.B3:friends_in_mem_and_db_high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and_db_high.C3:friends_in_mem_and_db_high.C16" chart:label-cell-address="friends_in_mem_and_db_high.C2:friends_in_mem_and_db_high.C2" chart:class="chart:scatter">
            <chart:domain table:cell-range-address="friends_in_mem_and_db_high.B3:friends_in_mem_and_db_high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_high.C2:friends_in_mem_and_db_high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_high.B3:friends_in_mem_and_db_high.B16</svg:desc>
                </draw:g>
              </table:table-cell>
              <table:table-cell office:value-type="float" office:value="9">
                <text:p>9</text:p>
                <draw:g>
                  <svg:desc>friends_in_mem_and_db_high.B3:friends_in_mem_and_db_high.B16</svg:desc>
                </draw:g>
              </table:table-cell>
              <table:table-cell office:value-type="float" office:value="NaN">
                <text:p>NaN</text:p>
                <draw:g>
                  <svg:desc>friends_in_mem_and_db_high.C3:friends_in_mem_and_db_high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34295">
                <text:p>0.00753429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238844444444">
                <text:p>0.021323884444444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02338433333333">
                <text:p>0.06023384333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2621134722222">
                <text:p>0.202621134722222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0.801096344722222">
                <text:p>0.801096344722222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2.92399658138889">
                <text:p>2.92399658138889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00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" xlink:type="simple" chart:class="chart:scatter" chart:style-name="ch1">
        <chart:title svg:x="3.472cm" svg:y="0.315cm" chart:style-name="ch2">
          <text:p>Time (and estimated) for up to ~8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chart:data-source-has-labels="both" svg:x="1.302cm" svg:y="2.133cm" svg:width="9.294cm" svg:height="5.729cm">
          <chartooo:coordinate-region svg:x="2.607cm" svg:y="2.324cm" svg:width="7.98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local-table.$A$2:.$A$15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local-table.$C$2:.$C$15" chart:label-cell-address="local-table.$C$1" chart:class="chart:scatter">
            <chart:domain table:cell-range-address="local-table.$B$2:.$B$15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(hrs)</text:p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238844444444">
                <text:p>0.021323884444444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02338433333333">
                <text:p>0.06023384333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2621134722222">
                <text:p>0.202621134722222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0.801096344722222">
                <text:p>0.801096344722222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2.92399658138889">
                <text:p>2.92399658138889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" xlink:type="simple" chart:class="chart:scatter" chart:style-name="ch1">
        <chart:title svg:x="3.342cm" svg:y="0.315cm" chart:style-name="ch2">
          <text:p>Time (and estimated) for up to ~8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chart:data-source-has-labels="both" svg:x="1.302cm" svg:y="2.133cm" svg:width="9.294cm" svg:height="5.729cm">
          <chartooo:coordinate-region svg:x="2.227cm" svg:y="2.324cm" svg:width="8.36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local-table.$A$2:.$A$15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local-table.$C$2:.$C$15" chart:label-cell-address="local-table.$C$1" chart:class="chart:scatter">
            <chart:domain table:cell-range-address="local-table.$B$2:.$B$15"/>
            <chart:regression-curve chart:style-name="ch12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me(hrs)</text:p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238844444444">
                <text:p>0.021323884444444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02338433333333">
                <text:p>0.06023384333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2621134722222">
                <text:p>0.202621134722222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0.801096344722222">
                <text:p>0.801096344722222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2.92399658138889">
                <text:p>2.92399658138889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083cm" svg:y="0.315cm" chart:style-name="ch2">
          <text:p>Time (and estimated) for up to ~80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and_db_high.B3:friends_in_mem_and_db_high.C16 friends_in_mem_and_db_high.C2:friends_in_mem_and_db_high.C2" chart:data-source-has-labels="both" svg:x="1.302cm" svg:y="2.133cm" svg:width="9.294cm" svg:height="5.729cm">
          <chartooo:coordinate-region svg:x="1.933cm" svg:y="2.324cm" svg:width="8.31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and_db_high.B3:friends_in_mem_and_db_high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and_db_high.C3:friends_in_mem_and_db_high.C16" chart:label-cell-address="friends_in_mem_and_db_high.C2:friends_in_mem_and_db_high.C2" chart:class="chart:scatter">
            <chart:domain table:cell-range-address="friends_in_mem_and_db_high.B3:friends_in_mem_and_db_high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_high.C2:friends_in_mem_and_db_high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_high.B3:friends_in_mem_and_db_high.B16</svg:desc>
                </draw:g>
              </table:table-cell>
              <table:table-cell office:value-type="float" office:value="9">
                <text:p>9</text:p>
                <draw:g>
                  <svg:desc>friends_in_mem_and_db_high.B3:friends_in_mem_and_db_high.B16</svg:desc>
                </draw:g>
              </table:table-cell>
              <table:table-cell office:value-type="float" office:value="NaN">
                <text:p>NaN</text:p>
                <draw:g>
                  <svg:desc>friends_in_mem_and_db_high.C3:friends_in_mem_and_db_high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34295">
                <text:p>0.00753429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238844444444">
                <text:p>0.021323884444444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02338433333333">
                <text:p>0.06023384333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2621134722222">
                <text:p>0.202621134722222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0.801096344722222">
                <text:p>0.801096344722222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2.92399658138889">
                <text:p>2.92399658138889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213cm" svg:y="0.315cm" chart:style-name="ch2">
          <text:p>Time (and estimated) for up to ~8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and_db_low.B3:friends_in_mem_and_db_low.C16 friends_in_mem_and_db_low.C2:friends_in_mem_and_db_low.C2" chart:data-source-has-labels="both" svg:x="1.302cm" svg:y="2.133cm" svg:width="9.294cm" svg:height="5.729cm">
          <chartooo:coordinate-region svg:x="2.037cm" svg:y="2.324cm" svg:width="8.487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and_db_low.B3:friends_in_mem_and_db_low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and_db_low.C3:friends_in_mem_and_db_low.C16" chart:label-cell-address="friends_in_mem_and_db_low.C2:friends_in_mem_and_db_low.C2" chart:class="chart:scatter">
            <chart:domain table:cell-range-address="friends_in_mem_and_db_low.B3:friends_in_mem_and_db_low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_low.C2:friends_in_mem_and_db_low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_low.B3:friends_in_mem_and_db_low.B16</svg:desc>
                </draw:g>
              </table:table-cell>
              <table:table-cell office:value-type="float" office:value="9">
                <text:p>9</text:p>
                <draw:g>
                  <svg:desc>friends_in_mem_and_db_low.B3:friends_in_mem_and_db_low.B16</svg:desc>
                </draw:g>
              </table:table-cell>
              <table:table-cell office:value-type="float" office:value="0.000330715555555556">
                <text:p>0.000330715555555556</text:p>
                <draw:g>
                  <svg:desc>friends_in_mem_and_db_low.C3:friends_in_mem_and_db_low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8464722222222">
                <text:p>0.0004984647222222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4613083333333">
                <text:p>0.0016461308333333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25442694444444">
                <text:p>0.0032544269444444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34295">
                <text:p>0.00753429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238844444444">
                <text:p>0.021323884444444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02338433333333">
                <text:p>0.06023384333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2621134722222">
                <text:p>0.202621134722222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0.801096344722222">
                <text:p>0.801096344722222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2.92399658138889">
                <text:p>2.92399658138889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00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472cm" svg:y="0.315cm" chart:style-name="ch2">
          <text:p>Time (and estimated) for up to ~8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and_db_low.B2:friends_in_mem_and_db_low.C16" chart:data-source-has-labels="both" svg:x="1.302cm" svg:y="2.133cm" svg:width="9.294cm" svg:height="5.729cm">
          <chartooo:coordinate-region svg:x="2.607cm" svg:y="2.324cm" svg:width="7.98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and_db_low.B3:friends_in_mem_and_db_low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and_db_low.C3:friends_in_mem_and_db_low.C16" chart:label-cell-address="friends_in_mem_and_db_low.C2:friends_in_mem_and_db_low.C2" chart:class="chart:scatter">
            <chart:domain table:cell-range-address="friends_in_mem_and_db_low.B3:friends_in_mem_and_db_low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_low.C2:friends_in_mem_and_db_low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_low.B3:friends_in_mem_and_db_low.B16</svg:desc>
                </draw:g>
              </table:table-cell>
              <table:table-cell office:value-type="float" office:value="9">
                <text:p>9</text:p>
                <draw:g>
                  <svg:desc>friends_in_mem_and_db_low.B3:friends_in_mem_and_db_low.B16</svg:desc>
                </draw:g>
              </table:table-cell>
              <table:table-cell office:value-type="float" office:value="0.000330715555555556">
                <text:p>0.000330715555555556</text:p>
                <draw:g>
                  <svg:desc>friends_in_mem_and_db_low.C3:friends_in_mem_and_db_low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8464722222222">
                <text:p>0.0004984647222222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4613083333333">
                <text:p>0.0016461308333333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25442694444444">
                <text:p>0.0032544269444444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34295">
                <text:p>0.00753429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238844444444">
                <text:p>0.021323884444444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02338433333333">
                <text:p>0.06023384333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2621134722222">
                <text:p>0.202621134722222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0.801096344722222">
                <text:p>0.801096344722222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2.92399658138889">
                <text:p>2.92399658138889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342cm" svg:y="0.315cm" chart:style-name="ch2">
          <text:p>Time (and estimated) for up to ~8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and_db_low.B2:friends_in_mem_and_db_low.C16" chart:data-source-has-labels="both" svg:x="1.302cm" svg:y="2.133cm" svg:width="9.294cm" svg:height="5.729cm">
          <chartooo:coordinate-region svg:x="2.227cm" svg:y="2.324cm" svg:width="8.36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and_db_low.B3:friends_in_mem_and_db_low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and_db_low.C3:friends_in_mem_and_db_low.C16" chart:label-cell-address="friends_in_mem_and_db_low.C2:friends_in_mem_and_db_low.C2" chart:class="chart:scatter">
            <chart:domain table:cell-range-address="friends_in_mem_and_db_low.B3:friends_in_mem_and_db_low.B16"/>
            <chart:regression-curve chart:style-name="ch12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_low.C2:friends_in_mem_and_db_low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_low.B3:friends_in_mem_and_db_low.B16</svg:desc>
                </draw:g>
              </table:table-cell>
              <table:table-cell office:value-type="float" office:value="9">
                <text:p>9</text:p>
                <draw:g>
                  <svg:desc>friends_in_mem_and_db_low.B3:friends_in_mem_and_db_low.B16</svg:desc>
                </draw:g>
              </table:table-cell>
              <table:table-cell office:value-type="float" office:value="0.000330715555555556">
                <text:p>0.000330715555555556</text:p>
                <draw:g>
                  <svg:desc>friends_in_mem_and_db_low.C3:friends_in_mem_and_db_low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8464722222222">
                <text:p>0.0004984647222222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4613083333333">
                <text:p>0.0016461308333333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25442694444444">
                <text:p>0.0032544269444444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34295">
                <text:p>0.00753429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238844444444">
                <text:p>0.021323884444444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02338433333333">
                <text:p>0.06023384333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2621134722222">
                <text:p>0.202621134722222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0.801096344722222">
                <text:p>0.801096344722222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2.92399658138889">
                <text:p>2.92399658138889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472cm" svg:y="0.315cm" chart:style-name="ch2">
          <text:p>Time (and estimated) for up to ~8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.B2:friends.C16" chart:data-source-has-labels="both" svg:x="1.302cm" svg:y="2.133cm" svg:width="9.294cm" svg:height="5.729cm">
          <chartooo:coordinate-region svg:x="2.417cm" svg:y="2.324cm" svg:width="8.17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.B3:friends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.C3:friends.C16" chart:label-cell-address="friends.C2:friends.C2" chart:class="chart:scatter">
            <chart:domain table:cell-range-address="friends.B3:friends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.C2:friends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0.000352178055555556">
                <text:p>0.000352178055555556</text:p>
                <draw:g>
                  <svg:desc>friends.C3:friends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710367777777778">
                <text:p>0.000710367777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36161416666667">
                <text:p>0.0023616141666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560432166666667">
                <text:p>0.005604321666666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166397308333333">
                <text:p>0.0166397308333333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607937411111111">
                <text:p>0.0607937411111111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199225192777778">
                <text:p>0.199225192777778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729857540277778">
                <text:p>0.72985754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083cm" svg:y="0.315cm" chart:style-name="ch2">
          <text:p>Time (and estimated) for up to ~80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and_db_low.B2:friends_in_mem_and_db_low.C16" chart:data-source-has-labels="both" svg:x="1.302cm" svg:y="2.133cm" svg:width="9.294cm" svg:height="5.729cm">
          <chartooo:coordinate-region svg:x="1.933cm" svg:y="2.324cm" svg:width="8.31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and_db_low.B3:friends_in_mem_and_db_low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and_db_low.C3:friends_in_mem_and_db_low.C16" chart:label-cell-address="friends_in_mem_and_db_low.C2:friends_in_mem_and_db_low.C2" chart:class="chart:scatter">
            <chart:domain table:cell-range-address="friends_in_mem_and_db_low.B3:friends_in_mem_and_db_low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_low.C2:friends_in_mem_and_db_low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_low.B3:friends_in_mem_and_db_low.B16</svg:desc>
                </draw:g>
              </table:table-cell>
              <table:table-cell office:value-type="float" office:value="9">
                <text:p>9</text:p>
                <draw:g>
                  <svg:desc>friends_in_mem_and_db_low.B3:friends_in_mem_and_db_low.B16</svg:desc>
                </draw:g>
              </table:table-cell>
              <table:table-cell office:value-type="float" office:value="0.000330715555555556">
                <text:p>0.000330715555555556</text:p>
                <draw:g>
                  <svg:desc>friends_in_mem_and_db_low.C3:friends_in_mem_and_db_low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8464722222222">
                <text:p>0.0004984647222222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4613083333333">
                <text:p>0.00164613083333333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25442694444444">
                <text:p>0.00325442694444444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34295">
                <text:p>0.007534295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238844444444">
                <text:p>0.0213238844444444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02338433333333">
                <text:p>0.0602338433333333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2621134722222">
                <text:p>0.202621134722222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0.801096344722222">
                <text:p>0.801096344722222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2.92399658138889">
                <text:p>2.92399658138889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83000" loext:regression-extrapolate-backward="0" loext:regression-force-intercept="false" loext:regression-intercept-value="0" chart:regression-type="powe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6cm" svg:y="3.969cm" style:legend-expansion="high" chart:style-name="ch2"/>
        <chart:plot-area chart:style-name="ch3" table:cell-range-address="friends_in_mem_and_db_tri.B3:friends_in_mem_and_db_tri.C16 friends_in_mem_and_db_tri.C2:friends_in_mem_and_db_tri.C2" chart:data-source-has-labels="row" svg:x="0.32cm" svg:y="0.18cm" svg:width="11.32cm" svg:height="8.64cm">
          <chartooo:coordinate-region svg:x="0.761cm" svg:y="0.371cm" svg:width="10.212cm" svg:height="7.8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riends_in_mem_and_db_tri.C3:friends_in_mem_and_db_tri.C16" chart:label-cell-address="friends_in_mem_and_db_tri.C2:friends_in_mem_and_db_tri.C2" chart:class="chart:scatter">
            <chart:domain table:cell-range-address="friends_in_mem_and_db_tri.B3:friends_in_mem_and_db_tri.B16"/>
            <chart:regression-curve chart:style-name="ch8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_tri.C2:friends_in_mem_and_db_tri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">
                <text:p>9</text:p>
                <draw:g>
                  <svg:desc>friends_in_mem_and_db_tri.B3:friends_in_mem_and_db_tri.B16</svg:desc>
                </draw:g>
              </table:table-cell>
              <table:table-cell office:value-type="float" office:value="0.000357916666666667">
                <text:p>0.000357916666666667</text:p>
                <draw:g>
                  <svg:desc>friends_in_mem_and_db_tri.C3:friends_in_mem_and_db_tri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0.000530010833333333">
                <text:p>0.0005300108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0.00222230472222222">
                <text:p>0.00222230472222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2">
                <text:p>82</text:p>
              </table:table-cell>
              <table:table-cell office:value-type="float" office:value="0.00340076833333333">
                <text:p>0.003400768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5">
                <text:p>165</text:p>
              </table:table-cell>
              <table:table-cell office:value-type="float" office:value="0.00725903694444444">
                <text:p>0.007259036944444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1">
                <text:p>331</text:p>
              </table:table-cell>
              <table:table-cell office:value-type="float" office:value="0.0171748027777778">
                <text:p>0.017174802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3">
                <text:p>663</text:p>
              </table:table-cell>
              <table:table-cell office:value-type="float" office:value="0.0475724627777778">
                <text:p>0.04757246277777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27">
                <text:p>1327</text:p>
              </table:table-cell>
              <table:table-cell office:value-type="float" office:value="0.134069116666667">
                <text:p>0.13406911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55">
                <text:p>2655</text:p>
              </table:table-cell>
              <table:table-cell office:value-type="float" office:value="0.524612693611111">
                <text:p>0.524612693611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11">
                <text:p>5311</text:p>
              </table:table-cell>
              <table:table-cell office:value-type="float" office:value="2.71299815694444">
                <text:p>2.712998156944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00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0" loext:regression-force-intercept="false" loext:regression-intercept-value="0" chart:regression-type="power"/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3.597cm" svg:y="0.316cm" chart:style-name="ch2">
          <text:p>Time (and estimated) for up to ~80 words</text:p>
        </chart:title>
        <chart:subtitle svg:x="5.779cm" svg:y="1.291cm" chart:style-name="ch3">
          <text:p>(assuming a power curve)</text:p>
        </chart:subtitle>
        <chart:legend chart:legend-position="end" svg:x="11.96cm" svg:y="3.969cm" style:legend-expansion="high" chart:style-name="ch4"/>
        <chart:plot-area chart:style-name="ch5" table:cell-range-address="friends_in_mem_and_db_tri.B3:friends_in_mem_and_db_tri.C16 friends_in_mem_and_db_tri.C2:friends_in_mem_and_db_tri.C2" chart:data-source-has-labels="both" svg:x="1.307cm" svg:y="2.136cm" svg:width="10.333cm" svg:height="5.727cm">
          <chartooo:coordinate-region svg:x="2.612cm" svg:y="2.327cm" svg:width="9.028cm" svg:height="4.906cm"/>
          <chart:axis chart:dimension="x" chart:name="primary-x" chart:style-name="ch6" chartooo:axis-type="auto">
            <chart:title svg:x="5.802cm" svg:y="8.043cm" chart:style-name="ch7">
              <text:p>time(hrs)</text:p>
            </chart:title>
            <chart:categories table:cell-range-address="friends_in_mem_and_db_tri.B3:friends_in_mem_and_db_tri.B16"/>
            <chart:grid chart:style-name="ch8" chart:class="major"/>
          </chart:axis>
          <chart:axis chart:dimension="y" chart:name="primary-y" chart:style-name="ch9">
            <chart:title svg:x="0.451cm" svg:y="5.601cm" chart:style-name="ch10">
              <text:p># words</text:p>
            </chart:title>
            <chart:grid chart:style-name="ch8" chart:class="major"/>
          </chart:axis>
          <chart:series chart:style-name="ch11" chart:values-cell-range-address="friends_in_mem_and_db_tri.C3:friends_in_mem_and_db_tri.C16" chart:label-cell-address="friends_in_mem_and_db_tri.C2:friends_in_mem_and_db_tri.C2" chart:class="chart:scatter">
            <chart:domain table:cell-range-address="friends_in_mem_and_db_tri.B3:friends_in_mem_and_db_tri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_tri.C2:friends_in_mem_and_db_tri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_tri.B3:friends_in_mem_and_db_tri.B16</svg:desc>
                </draw:g>
              </table:table-cell>
              <table:table-cell office:value-type="float" office:value="9">
                <text:p>9</text:p>
                <draw:g>
                  <svg:desc>friends_in_mem_and_db_tri.B3:friends_in_mem_and_db_tri.B16</svg:desc>
                </draw:g>
              </table:table-cell>
              <table:table-cell office:value-type="float" office:value="0.000357916666666667">
                <text:p>0.000357916666666667</text:p>
                <draw:g>
                  <svg:desc>friends_in_mem_and_db_tri.C3:friends_in_mem_and_db_tri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530010833333333">
                <text:p>0.0005300108333333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22230472222222">
                <text:p>0.0022223047222222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40076833333333">
                <text:p>0.0034007683333333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25903694444444">
                <text:p>0.00725903694444444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171748027777778">
                <text:p>0.0171748027777778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475724627777778">
                <text:p>0.0475724627777778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134069116666667">
                <text:p>0.134069116666667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0.524612693611111">
                <text:p>0.524612693611111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2.71299815694444">
                <text:p>2.71299815694444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0" loext:regression-force-intercept="false" loext:regression-intercept-value="0" chart:regression-type="power"/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3.338cm" svg:y="0.316cm" chart:style-name="ch2">
          <text:p>Time (and estimated) for up to ~8000 words</text:p>
        </chart:title>
        <chart:subtitle svg:x="5.779cm" svg:y="1.291cm" chart:style-name="ch3">
          <text:p>(assuming a power curve)</text:p>
        </chart:subtitle>
        <chart:legend chart:legend-position="end" svg:x="11.96cm" svg:y="3.969cm" style:legend-expansion="high" chart:style-name="ch4"/>
        <chart:plot-area chart:style-name="ch5" table:cell-range-address="friends_in_mem_and_db_tri.B3:friends_in_mem_and_db_tri.C16 friends_in_mem_and_db_tri.C2:friends_in_mem_and_db_tri.C2" chart:data-source-has-labels="both" svg:x="1.307cm" svg:y="2.136cm" svg:width="10.333cm" svg:height="5.727cm">
          <chartooo:coordinate-region svg:x="2.042cm" svg:y="2.327cm" svg:width="9.563cm" svg:height="4.906cm"/>
          <chart:axis chart:dimension="x" chart:name="primary-x" chart:style-name="ch6" chartooo:axis-type="auto">
            <chart:title svg:x="5.802cm" svg:y="8.043cm" chart:style-name="ch7">
              <text:p>time(hrs)</text:p>
            </chart:title>
            <chart:categories table:cell-range-address="friends_in_mem_and_db_tri.B3:friends_in_mem_and_db_tri.B16"/>
            <chart:grid chart:style-name="ch8" chart:class="major"/>
          </chart:axis>
          <chart:axis chart:dimension="y" chart:name="primary-y" chart:style-name="ch9">
            <chart:title svg:x="0.451cm" svg:y="5.601cm" chart:style-name="ch10">
              <text:p># words</text:p>
            </chart:title>
            <chart:grid chart:style-name="ch8" chart:class="major"/>
          </chart:axis>
          <chart:series chart:style-name="ch11" chart:values-cell-range-address="friends_in_mem_and_db_tri.C3:friends_in_mem_and_db_tri.C16" chart:label-cell-address="friends_in_mem_and_db_tri.C2:friends_in_mem_and_db_tri.C2" chart:class="chart:scatter">
            <chart:domain table:cell-range-address="friends_in_mem_and_db_tri.B3:friends_in_mem_and_db_tri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_tri.C2:friends_in_mem_and_db_tri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_tri.B3:friends_in_mem_and_db_tri.B16</svg:desc>
                </draw:g>
              </table:table-cell>
              <table:table-cell office:value-type="float" office:value="9">
                <text:p>9</text:p>
                <draw:g>
                  <svg:desc>friends_in_mem_and_db_tri.B3:friends_in_mem_and_db_tri.B16</svg:desc>
                </draw:g>
              </table:table-cell>
              <table:table-cell office:value-type="float" office:value="0.000357916666666667">
                <text:p>0.000357916666666667</text:p>
                <draw:g>
                  <svg:desc>friends_in_mem_and_db_tri.C3:friends_in_mem_and_db_tri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530010833333333">
                <text:p>0.0005300108333333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22230472222222">
                <text:p>0.0022223047222222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40076833333333">
                <text:p>0.0034007683333333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25903694444444">
                <text:p>0.00725903694444444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171748027777778">
                <text:p>0.0171748027777778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475724627777778">
                <text:p>0.0475724627777778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134069116666667">
                <text:p>0.134069116666667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0.524612693611111">
                <text:p>0.524612693611111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2.71299815694444">
                <text:p>2.71299815694444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0" loext:regression-force-intercept="false" loext:regression-intercept-value="0" chart:regression-type="power"/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3.467cm" svg:y="0.316cm" chart:style-name="ch2">
          <text:p>Time (and estimated) for up to ~800 words</text:p>
        </chart:title>
        <chart:subtitle svg:x="5.779cm" svg:y="1.291cm" chart:style-name="ch3">
          <text:p>(assuming a power curve)</text:p>
        </chart:subtitle>
        <chart:legend chart:legend-position="end" svg:x="11.96cm" svg:y="3.969cm" style:legend-expansion="high" chart:style-name="ch4"/>
        <chart:plot-area chart:style-name="ch5" table:cell-range-address="friends_in_mem_and_db_tri.B3:friends_in_mem_and_db_tri.C16 friends_in_mem_and_db_tri.C2:friends_in_mem_and_db_tri.C2" chart:data-source-has-labels="both" svg:x="1.307cm" svg:y="2.136cm" svg:width="10.333cm" svg:height="5.727cm">
          <chartooo:coordinate-region svg:x="2.232cm" svg:y="2.327cm" svg:width="9.408cm" svg:height="4.906cm"/>
          <chart:axis chart:dimension="x" chart:name="primary-x" chart:style-name="ch6" chartooo:axis-type="auto">
            <chart:title svg:x="5.802cm" svg:y="8.043cm" chart:style-name="ch7">
              <text:p>time(hrs)</text:p>
            </chart:title>
            <chart:categories table:cell-range-address="friends_in_mem_and_db_tri.B3:friends_in_mem_and_db_tri.B16"/>
            <chart:grid chart:style-name="ch8" chart:class="major"/>
          </chart:axis>
          <chart:axis chart:dimension="y" chart:name="primary-y" chart:style-name="ch9">
            <chart:title svg:x="0.451cm" svg:y="5.601cm" chart:style-name="ch10">
              <text:p># words</text:p>
            </chart:title>
            <chart:grid chart:style-name="ch8" chart:class="major"/>
          </chart:axis>
          <chart:series chart:style-name="ch11" chart:values-cell-range-address="friends_in_mem_and_db_tri.C3:friends_in_mem_and_db_tri.C16" chart:label-cell-address="friends_in_mem_and_db_tri.C2:friends_in_mem_and_db_tri.C2" chart:class="chart:scatter">
            <chart:domain table:cell-range-address="friends_in_mem_and_db_tri.B3:friends_in_mem_and_db_tri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_tri.C2:friends_in_mem_and_db_tri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_tri.B3:friends_in_mem_and_db_tri.B16</svg:desc>
                </draw:g>
              </table:table-cell>
              <table:table-cell office:value-type="float" office:value="9">
                <text:p>9</text:p>
                <draw:g>
                  <svg:desc>friends_in_mem_and_db_tri.B3:friends_in_mem_and_db_tri.B16</svg:desc>
                </draw:g>
              </table:table-cell>
              <table:table-cell office:value-type="float" office:value="0.000357916666666667">
                <text:p>0.000357916666666667</text:p>
                <draw:g>
                  <svg:desc>friends_in_mem_and_db_tri.C3:friends_in_mem_and_db_tri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530010833333333">
                <text:p>0.0005300108333333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22230472222222">
                <text:p>0.0022223047222222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40076833333333">
                <text:p>0.0034007683333333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25903694444444">
                <text:p>0.00725903694444444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171748027777778">
                <text:p>0.0171748027777778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475724627777778">
                <text:p>0.0475724627777778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134069116666667">
                <text:p>0.134069116666667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0.524612693611111">
                <text:p>0.524612693611111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2.71299815694444">
                <text:p>2.71299815694444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0" loext:regression-force-intercept="false" loext:regression-intercept-value="0" chart:regression-type="power"/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3.208cm" svg:y="0.316cm" chart:style-name="ch2">
          <text:p>Time (and estimated) for up to ~80000 words</text:p>
        </chart:title>
        <chart:subtitle svg:x="5.779cm" svg:y="1.291cm" chart:style-name="ch3">
          <text:p>(assuming a power curve)</text:p>
        </chart:subtitle>
        <chart:legend chart:legend-position="end" svg:x="11.96cm" svg:y="3.969cm" style:legend-expansion="high" chart:style-name="ch4"/>
        <chart:plot-area chart:style-name="ch5" table:cell-range-address="friends_in_mem_and_db_tri.B2:friends_in_mem_and_db_tri.C16" chart:data-source-has-labels="both" svg:x="1.307cm" svg:y="2.136cm" svg:width="10.333cm" svg:height="5.727cm">
          <chartooo:coordinate-region svg:x="1.748cm" svg:y="2.327cm" svg:width="9.583cm" svg:height="4.906cm"/>
          <chart:axis chart:dimension="x" chart:name="primary-x" chart:style-name="ch6" chartooo:axis-type="auto">
            <chart:title svg:x="5.802cm" svg:y="8.043cm" chart:style-name="ch7">
              <text:p>time(hrs)</text:p>
            </chart:title>
            <chart:categories table:cell-range-address="friends_in_mem_and_db_tri.B3:friends_in_mem_and_db_tri.B16"/>
            <chart:grid chart:style-name="ch8" chart:class="major"/>
          </chart:axis>
          <chart:axis chart:dimension="y" chart:name="primary-y" chart:style-name="ch9">
            <chart:title svg:x="0.451cm" svg:y="5.601cm" chart:style-name="ch10">
              <text:p># words</text:p>
            </chart:title>
            <chart:grid chart:style-name="ch8" chart:class="major"/>
          </chart:axis>
          <chart:series chart:style-name="ch11" chart:values-cell-range-address="friends_in_mem_and_db_tri.C3:friends_in_mem_and_db_tri.C16" chart:label-cell-address="friends_in_mem_and_db_tri.C2:friends_in_mem_and_db_tri.C2" chart:class="chart:scatter">
            <chart:domain table:cell-range-address="friends_in_mem_and_db_tri.B3:friends_in_mem_and_db_tri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and_db_tri.C2:friends_in_mem_and_db_tri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and_db_tri.B3:friends_in_mem_and_db_tri.B16</svg:desc>
                </draw:g>
              </table:table-cell>
              <table:table-cell office:value-type="float" office:value="9">
                <text:p>9</text:p>
                <draw:g>
                  <svg:desc>friends_in_mem_and_db_tri.B3:friends_in_mem_and_db_tri.B16</svg:desc>
                </draw:g>
              </table:table-cell>
              <table:table-cell office:value-type="float" office:value="0.000357916666666667">
                <text:p>0.000357916666666667</text:p>
                <draw:g>
                  <svg:desc>friends_in_mem_and_db_tri.C3:friends_in_mem_and_db_tri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530010833333333">
                <text:p>0.0005300108333333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22230472222222">
                <text:p>0.0022223047222222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40076833333333">
                <text:p>0.0034007683333333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25903694444444">
                <text:p>0.00725903694444444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171748027777778">
                <text:p>0.0171748027777778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475724627777778">
                <text:p>0.0475724627777778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134069116666667">
                <text:p>0.134069116666667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0.524612693611111">
                <text:p>0.524612693611111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2.71299815694444">
                <text:p>2.71299815694444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342cm" svg:y="0.315cm" chart:style-name="ch2">
          <text:p>Time (and estimated) for up to ~8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.B2:friends.C16" chart:data-source-has-labels="both" svg:x="1.302cm" svg:y="2.133cm" svg:width="9.294cm" svg:height="5.729cm">
          <chartooo:coordinate-region svg:x="2.227cm" svg:y="2.324cm" svg:width="8.36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.B3:friends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.C3:friends.C16" chart:label-cell-address="friends.C2:friends.C2" chart:class="chart:scatter">
            <chart:domain table:cell-range-address="friends.B3:friends.B16"/>
            <chart:regression-curve chart:style-name="ch12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.C2:friends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0.000352178055555556">
                <text:p>0.000352178055555556</text:p>
                <draw:g>
                  <svg:desc>friends.C3:friends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710367777777778">
                <text:p>0.000710367777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36161416666667">
                <text:p>0.0023616141666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560432166666667">
                <text:p>0.005604321666666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166397308333333">
                <text:p>0.0166397308333333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607937411111111">
                <text:p>0.0607937411111111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199225192777778">
                <text:p>0.199225192777778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729857540277778">
                <text:p>0.72985754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4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083cm" svg:y="0.315cm" chart:style-name="ch2">
          <text:p>Time (and estimated) for up to ~80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.B2:friends.C16" chart:data-source-has-labels="both" svg:x="1.302cm" svg:y="2.133cm" svg:width="9.294cm" svg:height="5.729cm">
          <chartooo:coordinate-region svg:x="2.123cm" svg:y="2.324cm" svg:width="8.303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.B3:friends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.C3:friends.C16" chart:label-cell-address="friends.C2:friends.C2" chart:class="chart:scatter">
            <chart:domain table:cell-range-address="friends.B3:friends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.C2:friends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9">
                <text:p>9</text:p>
                <draw:g>
                  <svg:desc>friends.B3:friends.B16</svg:desc>
                </draw:g>
              </table:table-cell>
              <table:table-cell office:value-type="float" office:value="0.000352178055555556">
                <text:p>0.000352178055555556</text:p>
                <draw:g>
                  <svg:desc>friends.C3:friends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710367777777778">
                <text:p>0.000710367777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236161416666667">
                <text:p>0.0023616141666666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560432166666667">
                <text:p>0.0056043216666666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166397308333333">
                <text:p>0.0166397308333333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607937411111111">
                <text:p>0.0607937411111111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199225192777778">
                <text:p>0.199225192777778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729857540277778">
                <text:p>0.72985754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213cm" svg:y="0.315cm" chart:style-name="ch2">
          <text:p>Time (and estimated) for up to ~8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.B2:friends_in_mem.C16" chart:data-source-has-labels="both" svg:x="1.302cm" svg:y="2.133cm" svg:width="9.294cm" svg:height="5.729cm">
          <chartooo:coordinate-region svg:x="2.037cm" svg:y="2.324cm" svg:width="8.487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.B3:friends_in_mem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.C3:friends_in_mem.C16" chart:label-cell-address="friends_in_mem.C2:friends_in_mem.C2" chart:class="chart:scatter">
            <chart:domain table:cell-range-address="friends_in_mem.B3:friends_in_mem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.C2:friends_in_mem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0.000312848055555556">
                <text:p>0.000312848055555556</text:p>
                <draw:g>
                  <svg:desc>friends_in_mem.C3:friends_in_mem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6278333333333">
                <text:p>0.0004962783333333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59184111111111">
                <text:p>0.0015918411111111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41891388888889">
                <text:p>0.0034189138888888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65810166666667">
                <text:p>0.0076581016666666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060638888889">
                <text:p>0.0213060638888889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18392119444444">
                <text:p>0.0618392119444444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5546030277778">
                <text:p>0.20554603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00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472cm" svg:y="0.315cm" chart:style-name="ch2">
          <text:p>Time (and estimated) for up to ~8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.B2:friends_in_mem.C16" chart:data-source-has-labels="both" svg:x="1.302cm" svg:y="2.133cm" svg:width="9.294cm" svg:height="5.729cm">
          <chartooo:coordinate-region svg:x="2.607cm" svg:y="2.324cm" svg:width="7.98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.B3:friends_in_mem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.C3:friends_in_mem.C16" chart:label-cell-address="friends_in_mem.C2:friends_in_mem.C2" chart:class="chart:scatter">
            <chart:domain table:cell-range-address="friends_in_mem.B3:friends_in_mem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.C2:friends_in_mem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0.000312848055555556">
                <text:p>0.000312848055555556</text:p>
                <draw:g>
                  <svg:desc>friends_in_mem.C3:friends_in_mem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6278333333333">
                <text:p>0.0004962783333333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59184111111111">
                <text:p>0.0015918411111111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41891388888889">
                <text:p>0.0034189138888888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65810166666667">
                <text:p>0.0076581016666666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060638888889">
                <text:p>0.0213060638888889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18392119444444">
                <text:p>0.0618392119444444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5546030277778">
                <text:p>0.20554603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0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342cm" svg:y="0.315cm" chart:style-name="ch2">
          <text:p>Time (and estimated) for up to ~8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.B2:friends_in_mem.C16" chart:data-source-has-labels="both" svg:x="1.302cm" svg:y="2.133cm" svg:width="9.294cm" svg:height="5.729cm">
          <chartooo:coordinate-region svg:x="2.227cm" svg:y="2.324cm" svg:width="8.369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.B3:friends_in_mem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.C3:friends_in_mem.C16" chart:label-cell-address="friends_in_mem.C2:friends_in_mem.C2" chart:class="chart:scatter">
            <chart:domain table:cell-range-address="friends_in_mem.B3:friends_in_mem.B16"/>
            <chart:regression-curve chart:style-name="ch12"/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.C2:friends_in_mem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0.000312848055555556">
                <text:p>0.000312848055555556</text:p>
                <draw:g>
                  <svg:desc>friends_in_mem.C3:friends_in_mem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6278333333333">
                <text:p>0.0004962783333333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59184111111111">
                <text:p>0.0015918411111111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41891388888889">
                <text:p>0.0034189138888888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65810166666667">
                <text:p>0.0076581016666666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060638888889">
                <text:p>0.0213060638888889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18392119444444">
                <text:p>0.0618392119444444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5546030277778">
                <text:p>0.20554603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4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083cm" svg:y="0.315cm" chart:style-name="ch2">
          <text:p>Time (and estimated) for up to ~80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.B2:friends_in_mem.C16" chart:data-source-has-labels="both" svg:x="1.302cm" svg:y="2.133cm" svg:width="9.294cm" svg:height="5.729cm">
          <chartooo:coordinate-region svg:x="1.933cm" svg:y="2.324cm" svg:width="8.5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.B3:friends_in_mem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.C3:friends_in_mem.C16" chart:label-cell-address="friends_in_mem.C2:friends_in_mem.C2" chart:class="chart:scatter">
            <chart:domain table:cell-range-address="friends_in_mem.B3:friends_in_mem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.C2:friends_in_mem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9">
                <text:p>9</text:p>
                <draw:g>
                  <svg:desc>friends_in_mem.B3:friends_in_mem.B16</svg:desc>
                </draw:g>
              </table:table-cell>
              <table:table-cell office:value-type="float" office:value="0.000312848055555556">
                <text:p>0.000312848055555556</text:p>
                <draw:g>
                  <svg:desc>friends_in_mem.C3:friends_in_mem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6278333333333">
                <text:p>0.0004962783333333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59184111111111">
                <text:p>0.0015918411111111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41891388888889">
                <text:p>0.00341891388888889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65810166666667">
                <text:p>0.0076581016666666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060638888889">
                <text:p>0.0213060638888889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18392119444444">
                <text:p>0.0618392119444444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5546030277778">
                <text:p>0.205546030277778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83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80000" loext:regression-extrapolate-backward="20" loext:regression-force-intercept="false" loext:regression-intercept-value="0" chart:regression-type="power"/>
      <style:graphic-properties draw:stroke="dash" draw:stroke-dash="Fine_20_Dashed" svg:stroke-width="0.051cm"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751cm" svg:height="8.998cm" xlink:href=".." xlink:type="simple" chart:class="chart:scatter" chart:column-mapping="0" chart:style-name="ch1">
        <chart:title svg:x="3.213cm" svg:y="0.315cm" chart:style-name="ch2">
          <text:p>Time (and estimated) for up to ~8000 words</text:p>
        </chart:title>
        <chart:subtitle svg:x="5.654cm" svg:y="1.289cm" chart:style-name="ch3">
          <text:p>(assuming a power curve)</text:p>
        </chart:subtitle>
        <chart:legend chart:legend-position="end" svg:x="10.911cm" svg:y="3.968cm" style:legend-expansion="high" chart:style-name="ch4"/>
        <chart:plot-area chart:style-name="ch5" table:cell-range-address="friends_in_mem_2.B2:friends_in_mem_2.C16" chart:data-source-has-labels="both" svg:x="1.302cm" svg:y="2.133cm" svg:width="9.294cm" svg:height="5.729cm">
          <chartooo:coordinate-region svg:x="2.037cm" svg:y="2.324cm" svg:width="8.487cm" svg:height="4.908cm"/>
          <chart:axis chart:dimension="x" chart:name="primary-x" chart:style-name="ch6" chartooo:axis-type="auto">
            <chart:title svg:x="5.347cm" svg:y="8.041cm" chart:style-name="ch7">
              <text:p># words</text:p>
            </chart:title>
            <chart:categories table:cell-range-address="friends_in_mem_2.B3:friends_in_mem_2.B16"/>
            <chart:grid chart:style-name="ch8" chart:class="major"/>
          </chart:axis>
          <chart:axis chart:dimension="y" chart:name="primary-y" chart:style-name="ch9">
            <chart:title svg:x="0.451cm" svg:y="5.668cm" chart:style-name="ch10">
              <text:p>time(hrs)</text:p>
            </chart:title>
            <chart:grid chart:style-name="ch8" chart:class="major"/>
          </chart:axis>
          <chart:series chart:style-name="ch11" chart:values-cell-range-address="friends_in_mem_2.C3:friends_in_mem_2.C16" chart:label-cell-address="friends_in_mem_2.C2:friends_in_mem_2.C2" chart:class="chart:scatter">
            <chart:domain table:cell-range-address="friends_in_mem_2.B3:friends_in_mem_2.B16"/>
            <chart:regression-curve chart:style-name="ch12">
              <chart:equation chart:display-equation="true" chart:display-r-square="false"/>
            </chart:regression-curve>
            <chart:data-point chart:repeated="1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(hrs)</text:p>
                <draw:g>
                  <svg:desc>friends_in_mem_2.C2:friends_in_mem_2.C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9">
                <text:p>9</text:p>
                <draw:g>
                  <svg:desc>friends_in_mem_2.B3:friends_in_mem_2.B16</svg:desc>
                </draw:g>
              </table:table-cell>
              <table:table-cell office:value-type="float" office:value="0.000325433611111111">
                <text:p>0.000325433611111111</text:p>
                <draw:g>
                  <svg:desc>friends_in_mem_2.C3:friends_in_mem_2.C16</svg:desc>
                </draw:g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000490098055555556">
                <text:p>0.000490098055555556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0016272675">
                <text:p>0.001627267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00337641805555556">
                <text:p>0.00337641805555556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00755797055555556">
                <text:p>0.00755797055555556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0213331455555556">
                <text:p>0.0213331455555556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0.0626009722222222">
                <text:p>0.0626009722222222</text:p>
              </table:table-cell>
            </table:table-row>
            <table:table-row>
              <table:table-cell office:value-type="float" office:value="1327">
                <text:p>1327</text:p>
              </table:table-cell>
              <table:table-cell office:value-type="float" office:value="1327">
                <text:p>1327</text:p>
              </table:table-cell>
              <table:table-cell office:value-type="float" office:value="0.209250848611111">
                <text:p>0.209250848611111</text:p>
              </table:table-cell>
            </table:table-row>
            <table:table-row>
              <table:table-cell office:value-type="float" office:value="2655">
                <text:p>2655</text:p>
              </table:table-cell>
              <table:table-cell office:value-type="float" office:value="2655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311">
                <text:p>5311</text:p>
              </table:table-cell>
              <table:table-cell office:value-type="float" office:value="5311">
                <text:p>5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623">
                <text:p>10623</text:p>
              </table:table-cell>
              <table:table-cell office:value-type="float" office:value="10623">
                <text:p>10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247">
                <text:p>21247</text:p>
              </table:table-cell>
              <table:table-cell office:value-type="float" office:value="21247">
                <text:p>2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2495">
                <text:p>42495</text:p>
              </table:table-cell>
              <table:table-cell office:value-type="float" office:value="42495">
                <text:p>4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2694">
                <text:p>82694</text:p>
              </table:table-cell>
              <table:table-cell office:value-type="float" office:value="82694">
                <text:p>8269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